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Arial2" svg:font-family="Arial" style:font-pitch="variable"/>
    <style:font-face style:name="Courier New2" svg:font-family="'Courier New'" style:font-pitch="variable"/>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17.535cm" table:align="left" style:writing-mode="lr-tb"/>
    </style:style>
    <style:style style:name="Tabelle2.A" style:family="table-column">
      <style:table-column-properties style:column-width="2.335cm"/>
    </style:style>
    <style:style style:name="Tabelle2.B" style:family="table-column">
      <style:table-column-properties style:column-width="3.501cm"/>
    </style:style>
    <style:style style:name="Tabelle2.C" style:family="table-column">
      <style:table-column-properties style:column-width="11.698cm"/>
    </style:style>
    <style:style style:name="Tabelle2.1" style:family="table-row">
      <style:table-row-properties style:min-row-height="0.623cm" fo:keep-together="always"/>
    </style:style>
    <style:style style:name="Tabel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C1" style:family="table-cell">
      <style:table-cell-properties style:vertical-align="top" fo:padding-left="0.191cm" fo:padding-right="0.191cm" fo:padding-top="0cm" fo:padding-bottom="0cm" fo:border="0.5pt solid #000000" style:writing-mode="lr-tb"/>
    </style:style>
    <style:style style:name="Tabelle2.2" style:family="table-row">
      <style:table-row-properties style:min-row-height="0.691cm" fo:keep-together="always"/>
    </style:style>
    <style:style style:name="Tabel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72" style:family="table">
      <style:table-properties style:width="17.701cm" fo:margin-left="0.026cm" fo:margin-right="0.053cm" table:align="margins" style:writing-mode="lr-tb"/>
    </style:style>
    <style:style style:name="Tabelle72.A" style:family="table-column">
      <style:table-column-properties style:column-width="1.984cm" style:rel-column-width="7346*"/>
    </style:style>
    <style:style style:name="Tabelle72.B" style:family="table-column">
      <style:table-column-properties style:column-width="15.716cm" style:rel-column-width="58189*"/>
    </style:style>
    <style:style style:name="Tabelle72.1" style:family="table-row">
      <style:table-row-properties fo:keep-together="auto"/>
    </style:style>
    <style:style style:name="Tabelle7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2.B1" style:family="table-cell">
      <style:table-cell-properties style:vertical-align="top" fo:padding-left="0.191cm" fo:padding-right="0.191cm" fo:padding-top="0cm" fo:padding-bottom="0cm" fo:border="0.5pt solid #000000" style:writing-mode="lr-tb"/>
    </style:style>
    <style:style style:name="P1" style:family="paragraph" style:parent-style-name="Text_20_body">
      <style:text-properties style:font-name="Arial2"/>
    </style:style>
    <style:style style:name="P2" style:family="paragraph" style:parent-style-name="Text_20_body">
      <style:text-properties style:font-name="Arial2" officeooo:rsid="001d0f5f" officeooo:paragraph-rsid="001d0f5f"/>
    </style:style>
    <style:style style:name="P3" style:family="paragraph" style:parent-style-name="Body">
      <style:text-properties officeooo:rsid="001d3a6a" officeooo:paragraph-rsid="001d3a6a"/>
    </style:style>
    <style:style style:name="P4" style:family="paragraph" style:parent-style-name="Body">
      <style:text-properties style:font-name="Courier New2" officeooo:rsid="001d3a6a" officeooo:paragraph-rsid="001d3a6a"/>
    </style:style>
    <style:style style:name="P5" style:family="paragraph" style:parent-style-name="Body">
      <style:text-properties officeooo:paragraph-rsid="001d3a6a"/>
    </style:style>
    <style:style style:name="P6" style:family="paragraph" style:parent-style-name="Body">
      <style:text-properties officeooo:rsid="001ebb17" officeooo:paragraph-rsid="001ebb17"/>
    </style:style>
    <style:style style:name="P7" style:family="paragraph" style:parent-style-name="Body" style:list-style-name="L1">
      <style:text-properties officeooo:rsid="001ebb17" officeooo:paragraph-rsid="001ebb17"/>
    </style:style>
    <style:style style:name="P8" style:family="paragraph" style:parent-style-name="Standard">
      <style:paragraph-properties fo:margin-top="0.282cm" fo:margin-bottom="0cm" loext:contextual-spacing="false"/>
    </style:style>
    <style:style style:name="P9"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10"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11"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2"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language="en" fo:country="US" fo:font-style="italic" style:font-size-asian="10pt" style:font-style-asian="italic"/>
    </style:style>
    <style:style style:name="P13" style:family="paragraph" style:parent-style-name="Body">
      <style:text-properties style:use-window-font-color="true" fo:font-style="normal" style:font-style-asian="normal" style:font-style-complex="normal"/>
    </style:style>
    <style:style style:name="P14" style:family="paragraph" style:parent-style-name="Body">
      <style:paragraph-properties fo:text-align="center" style:justify-single-word="false"/>
      <style:text-properties style:use-window-font-color="true" fo:font-style="normal" style:font-style-asian="normal" style:font-style-complex="normal"/>
    </style:style>
    <style:style style:name="P15" style:family="paragraph" style:parent-style-name="Body">
      <style:text-properties style:use-window-font-color="true" fo:font-style="normal" officeooo:rsid="001a12d3" officeooo:paragraph-rsid="001a12d3" style:font-style-asian="normal" style:font-style-complex="normal"/>
    </style:style>
    <style:style style:name="P16" style:family="paragraph" style:parent-style-name="Body">
      <style:text-properties style:use-window-font-color="true" fo:font-style="normal" officeooo:rsid="001c368a" officeooo:paragraph-rsid="001c368a" style:font-style-asian="normal" style:font-style-complex="normal"/>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officeooo:rsid="001c368a" officeooo:paragraph-rsid="001c368a"/>
    </style:style>
    <style:style style:name="P21" style:family="paragraph" style:parent-style-name="Body">
      <style:text-properties style:font-name="Courier New2" officeooo:rsid="001c368a" officeooo:paragraph-rsid="001c368a"/>
    </style:style>
    <style:style style:name="P22" style:family="paragraph" style:parent-style-name="Body">
      <style:text-properties style:font-name="Courier New2" officeooo:rsid="001d3a6a" officeooo:paragraph-rsid="001d3a6a"/>
    </style:style>
    <style:style style:name="P23" style:family="paragraph" style:parent-style-name="Body">
      <style:text-properties fo:color="#000000" fo:font-style="normal" officeooo:rsid="001d3a6a" officeooo:paragraph-rsid="001d3a6a" style:font-style-asian="normal" style:font-style-complex="normal"/>
    </style:style>
    <style:style style:name="P24" style:family="paragraph" style:parent-style-name="Body">
      <style:text-properties officeooo:rsid="001d3a6a" officeooo:paragraph-rsid="001d3a6a"/>
    </style:style>
    <style:style style:name="P25" style:family="paragraph" style:parent-style-name="Body">
      <style:text-properties officeooo:paragraph-rsid="001d3a6a"/>
    </style:style>
    <style:style style:name="P26" style:family="paragraph" style:parent-style-name="Body">
      <style:text-properties officeooo:rsid="001ebb17" officeooo:paragraph-rsid="001ebb17"/>
    </style:style>
    <style:style style:name="P27" style:family="paragraph" style:parent-style-name="CellBody">
      <style:paragraph-properties style:snap-to-layout-grid="false"/>
    </style:style>
    <style:style style:name="P28" style:family="paragraph" style:parent-style-name="CellBody">
      <style:paragraph-properties style:snap-to-layout-grid="false"/>
      <style:text-properties style:use-window-font-color="true" fo:font-style="normal" style:font-style-asian="normal" style:font-style-complex="normal"/>
    </style:style>
    <style:style style:name="P29" style:family="paragraph" style:parent-style-name="CellBody">
      <style:paragraph-properties fo:keep-with-next="always" style:snap-to-layout-grid="false"/>
    </style:style>
    <style:style style:name="P30" style:family="paragraph" style:parent-style-name="CellHeading">
      <style:paragraph-properties fo:text-align="center" style:justify-single-word="false" fo:keep-with-next="always" style:snap-to-layout-grid="false"/>
    </style:style>
    <style:style style:name="P31" style:family="paragraph" style:parent-style-name="Document_20_Title">
      <style:text-properties fo:font-size="16pt" fo:font-weight="bold" style:font-size-asian="16pt" style:font-weight-asian="bold"/>
    </style:style>
    <style:style style:name="P32" style:family="paragraph" style:parent-style-name="Standard">
      <style:text-properties style:font-name="Arial" fo:font-size="9pt" fo:language="en" fo:country="US" style:font-size-asian="9pt" style:font-size-complex="9pt" style:language-complex="ar" style:country-complex="SA"/>
    </style:style>
    <style:style style:name="P33" style:family="paragraph" style:parent-style-name="Standard">
      <style:text-properties style:font-name="Arial" fo:language="en" fo:country="US" style:language-complex="ar" style:country-complex="SA"/>
    </style:style>
    <style:style style:name="P34" style:family="paragraph" style:parent-style-name="Preformatted_20_Text">
      <style:text-properties style:use-window-font-color="true" fo:font-style="normal" style:font-style-asian="normal" style:font-style-complex="normal"/>
    </style:style>
    <style:style style:name="P35" style:family="paragraph" style:parent-style-name="Body">
      <style:paragraph-properties fo:orphans="2" fo:widows="2" style:writing-mode="lr-tb"/>
      <style:text-properties officeooo:paragraph-rsid="00192d18"/>
    </style:style>
    <style:style style:name="P36" style:family="paragraph" style:parent-style-name="Body">
      <style:paragraph-properties fo:break-before="page"/>
      <style:text-properties style:use-window-font-color="true" fo:font-style="normal" style:font-style-asian="normal" style:font-style-complex="normal"/>
    </style:style>
    <style:style style:name="P37" style:family="paragraph" style:parent-style-name="Text_20_body">
      <style:text-properties style:font-name="Arial2"/>
    </style:style>
    <style:style style:name="P38" style:family="paragraph" style:parent-style-name="Text_20_body">
      <style:text-properties style:font-name="Arial2" officeooo:rsid="001d0f5f" officeooo:paragraph-rsid="001d0f5f"/>
    </style:style>
    <style:style style:name="P39" style:family="paragraph" style:parent-style-name="Text_20_body">
      <style:text-properties style:font-name="Arial2" officeooo:rsid="001d3a6a" officeooo:paragraph-rsid="001d3a6a"/>
    </style:style>
    <style:style style:name="P40" style:family="paragraph" style:parent-style-name="Text_20_body">
      <style:text-properties style:font-name="Arial2"/>
    </style:style>
    <style:style style:name="P41" style:family="paragraph" style:parent-style-name="Text_20_body">
      <style:text-properties style:font-name="Arial2" officeooo:rsid="001d0f5f" officeooo:paragraph-rsid="001d0f5f"/>
    </style:style>
    <style:style style:name="P42" style:family="paragraph" style:parent-style-name="Heading_20_1">
      <style:text-properties officeooo:paragraph-rsid="001afef3"/>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paragraph-rsid="0019a323"/>
    </style:style>
    <style:style style:name="P45" style:family="paragraph" style:parent-style-name="Heading_20_2">
      <style:text-properties fo:language="en" fo:country="US" style:language-complex="ar" style:country-complex="SA"/>
    </style:style>
    <style:style style:name="P46" style:family="paragraph" style:parent-style-name="Heading_20_2">
      <style:text-properties officeooo:rsid="001c368a" officeooo:paragraph-rsid="001c368a"/>
    </style:style>
    <style:style style:name="P47" style:family="paragraph" style:parent-style-name="Heading_20_2">
      <style:text-properties officeooo:paragraph-rsid="001ebb17"/>
    </style:style>
    <style:style style:name="P48" style:family="paragraph" style:parent-style-name="Body" style:list-style-name="L1">
      <style:text-properties officeooo:rsid="001ebb17" officeooo:paragraph-rsid="001ebb17"/>
    </style:style>
    <style:style style:name="P49" style:family="paragraph" style:parent-style-name="Body">
      <style:text-properties officeooo:rsid="001ebb17" officeooo:paragraph-rsid="001ebb17"/>
    </style:style>
    <style:style style:name="P50" style:family="paragraph" style:parent-style-name="Body">
      <style:text-properties style:font-name="Courier New2" officeooo:rsid="001d3a6a" officeooo:paragraph-rsid="001d3a6a"/>
    </style:style>
    <style:style style:name="P51" style:family="paragraph" style:parent-style-name="Body">
      <style:text-properties officeooo:rsid="001d3a6a" officeooo:paragraph-rsid="001d3a6a"/>
    </style:style>
    <style:style style:name="P52" style:family="paragraph" style:parent-style-name="Body">
      <style:text-properties officeooo:paragraph-rsid="001d3a6a"/>
    </style:style>
    <style:style style:name="P53" style:family="paragraph" style:parent-style-name="CellBody">
      <style:paragraph-properties style:snap-to-layout-grid="false"/>
      <style:text-properties style:use-window-font-color="true" fo:font-style="normal" officeooo:rsid="0021bdb4" officeooo:paragraph-rsid="0021bdb4" style:font-style-asian="normal" style:font-style-complex="normal"/>
    </style:style>
    <style:style style:name="P54" style:family="paragraph" style:parent-style-name="CellBody">
      <style:paragraph-properties style:snap-to-layout-grid="false"/>
      <style:text-properties officeooo:rsid="0021bdb4" officeooo:paragraph-rsid="0021bdb4"/>
    </style:style>
    <style:style style:name="P5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7" style:family="paragraph" style:parent-style-name="Document_20_Title" style:master-page-name="First_20_Page">
      <style:paragraph-properties fo:text-align="center" style:justify-single-word="false" style:page-number="auto"/>
    </style:style>
    <style:style style:name="T1" style:family="text">
      <style:text-properties officeooo:rsid="001d3a6a"/>
    </style:style>
    <style:style style:name="T2" style:family="text">
      <style:text-properties style:font-name="Courier New2"/>
    </style:style>
    <style:style style:name="T3" style:family="text">
      <style:text-properties fo:font-size="10pt" officeooo:rsid="001d3a6a" style:font-size-asian="10pt" style:font-size-complex="10pt"/>
    </style:style>
    <style:style style:name="T4" style:family="text">
      <style:text-properties fo:font-size="10pt" officeooo:rsid="001d3a6a" style:font-size-asian="10pt" style:font-size-complex="10pt"/>
    </style:style>
    <style:style style:name="T5" style:family="text">
      <style:text-properties fo:font-size="10pt" officeooo:rsid="0021bdb4" style:font-size-asian="10pt" style:font-size-complex="10pt"/>
    </style:style>
    <style:style style:name="T6" style:family="text">
      <style:text-properties fo:font-size="14pt" fo:font-weight="normal" style:font-size-asian="14pt" style:font-weight-asian="normal"/>
    </style:style>
    <style:style style:name="T7" style:family="text">
      <style:text-properties style:font-name="Courier New"/>
    </style:style>
    <style:style style:name="T8" style:family="text">
      <style:text-properties fo:language="en" fo:country="US" style:language-complex="ar" style:country-complex="SA"/>
    </style:style>
    <style:style style:name="T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font-name="Arial" fo:font-size="10pt" fo:language="en" fo:country="US" officeooo:rsid="001a12d3" style:font-name-asian="Times New Roman" style:font-size-asian="10pt" style:font-name-complex="Times New Roman" style:font-size-complex="10pt" style:language-complex="ar" style:country-complex="SA"/>
    </style:style>
    <style:style style:name="T11" style:family="text">
      <style:text-properties officeooo:rsid="00192d18"/>
    </style:style>
    <style:style style:name="T12" style:family="text">
      <style:text-properties officeooo:rsid="001afef3"/>
    </style:style>
    <style:style style:name="T13" style:family="text">
      <style:text-properties style:font-name="Courier New2"/>
    </style:style>
    <style:style style:name="T14" style:family="text">
      <style:text-properties style:font-name="Courier New2" officeooo:rsid="00210306"/>
    </style:style>
    <style:style style:name="T15" style:family="text">
      <style:text-properties officeooo:rsid="001d3a6a"/>
    </style:style>
    <style:style style:name="T16" style:family="text">
      <style:text-properties officeooo:rsid="001ebb17"/>
    </style:style>
    <style:style style:name="T17" style:family="text">
      <style:text-properties officeooo:rsid="00210306"/>
    </style:style>
    <style:style style:name="T18" style:family="text">
      <style:text-properties officeooo:rsid="0021bd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40514864771552" text:id="ct140514864771552">
          <text:format-change>
            <office:change-info>
              <dc:creator>Carsten Ziegeler</dc:creator>
              <dc:date>2017-04-11T10:10:00</dc:date>
            </office:change-info>
          </text:format-change>
        </text:changed-region>
        <text:changed-region xml:id="ct140514827766432" text:id="ct140514827766432">
          <text:insertion>
            <office:change-info>
              <dc:creator>Carsten Ziegeler</dc:creator>
              <dc:date>2017-04-11T10:10:00</dc:date>
            </office:change-info>
          </text:insertion>
        </text:changed-region>
        <text:changed-region xml:id="ct140514862818384" text:id="ct140514862818384">
          <text:insertion>
            <office:change-info>
              <dc:creator>Carsten Ziegeler</dc:creator>
              <dc:date>2017-04-11T10:10:00</dc:date>
            </office:change-info>
          </text:insertion>
        </text:changed-region>
        <text:changed-region xml:id="ct140514827873776" text:id="ct140514827873776">
          <text:insertion>
            <office:change-info>
              <dc:creator>Carsten Ziegeler</dc:creator>
              <dc:date>2017-04-11T10:11:00</dc:date>
            </office:change-info>
          </text:insertion>
        </text:changed-region>
        <text:changed-region xml:id="ct140514829335904" text:id="ct140514829335904">
          <text:deletion>
            <office:change-info>
              <dc:creator>Carsten Ziegeler</dc:creator>
              <dc:date>2017-04-11T09:51:00</dc:date>
            </office:change-info>
            <text:p text:style-name="P1"><text:span text:style-name="T1">log detail (log level)</text:span></text:p>
          </text:deletion>
        </text:changed-region>
        <text:changed-region xml:id="ct140514833566800" text:id="ct140514833566800">
          <text:insertion>
            <office:change-info>
              <dc:creator>Carsten Ziegeler</dc:creator>
              <dc:date>2017-04-11T09:55:00</dc:date>
            </office:change-info>
          </text:insertion>
        </text:changed-region>
        <text:changed-region xml:id="ct140514829341040" text:id="ct140514829341040">
          <text:insertion>
            <office:change-info>
              <dc:creator>Carsten Ziegeler</dc:creator>
              <dc:date>2017-04-11T09:51:00</dc:date>
            </office:change-info>
          </text:insertion>
        </text:changed-region>
        <text:changed-region xml:id="ct140514829425504" text:id="ct140514829425504">
          <text:insertion>
            <office:change-info>
              <dc:creator>Carsten Ziegeler</dc:creator>
              <dc:date>2017-04-11T09:52:00</dc:date>
            </office:change-info>
          </text:insertion>
        </text:changed-region>
        <text:changed-region xml:id="ct140514756742544" text:id="ct140514756742544">
          <text:insertion>
            <office:change-info>
              <dc:creator>Carsten Ziegeler</dc:creator>
              <dc:date>2017-04-11T09:52:00</dc:date>
            </office:change-info>
          </text:insertion>
        </text:changed-region>
        <text:changed-region xml:id="ct140514634896032" text:id="ct140514634896032">
          <text:deletion>
            <office:change-info>
              <dc:creator>Carsten Ziegeler</dc:creator>
              <dc:date>2017-04-11T09:51:00</dc:date>
            </office:change-info>
            <text:p text:style-name="P2"><text:span text:style-name="T1">log level</text:span></text:p>
          </text:deletion>
        </text:changed-region>
        <text:changed-region xml:id="ct140514801978816" text:id="ct140514801978816">
          <text:insertion>
            <office:change-info>
              <dc:creator>Carsten Ziegeler</dc:creator>
              <dc:date>2017-04-11T09:51:00</dc:date>
            </office:change-info>
          </text:insertion>
        </text:changed-region>
        <text:changed-region xml:id="ct140514756822512" text:id="ct140514756822512">
          <text:insertion>
            <office:change-info>
              <dc:creator>Carsten Ziegeler</dc:creator>
              <dc:date>2017-04-11T09:52:00</dc:date>
            </office:change-info>
          </text:insertion>
        </text:changed-region>
        <text:changed-region xml:id="ct140514832816672" text:id="ct140514832816672">
          <text:insertion>
            <office:change-info>
              <dc:creator>Carsten Ziegeler</dc:creator>
              <dc:date>2017-04-11T09:52:00</dc:date>
            </office:change-info>
          </text:insertion>
        </text:changed-region>
        <text:changed-region xml:id="ct140514800355136" text:id="ct140514800355136">
          <text:insertion>
            <office:change-info>
              <dc:creator>Carsten Ziegeler</dc:creator>
              <dc:date>2017-04-11T09:52:00</dc:date>
            </office:change-info>
          </text:insertion>
        </text:changed-region>
        <text:changed-region xml:id="ct140514826812736" text:id="ct140514826812736">
          <text:deletion>
            <office:change-info>
              <dc:creator>Carsten Ziegeler</dc:creator>
              <dc:date>2017-04-11T09:52:00</dc:date>
            </office:change-info>
            <text:p text:style-name="P3">log leve</text:p>
          </text:deletion>
        </text:changed-region>
        <text:changed-region xml:id="ct140514826813552" text:id="ct140514826813552">
          <text:insertion>
            <office:change-info>
              <dc:creator>Carsten Ziegeler</dc:creator>
              <dc:date>2017-04-11T09:52:00</dc:date>
            </office:change-info>
          </text:insertion>
        </text:changed-region>
        <text:changed-region xml:id="ct140514756932752" text:id="ct140514756932752">
          <text:insertion>
            <office:change-info>
              <dc:creator>Carsten Ziegeler</dc:creator>
              <dc:date>2017-04-11T09:53:00</dc:date>
            </office:change-info>
          </text:insertion>
        </text:changed-region>
        <text:changed-region xml:id="ct140514830916944" text:id="ct140514830916944">
          <text:deletion>
            <office:change-info>
              <dc:creator>Carsten Ziegeler</dc:creator>
              <dc:date>2017-04-11T09:53:00</dc:date>
            </office:change-info>
            <text:p text:style-name="P3">l</text:p>
          </text:deletion>
        </text:changed-region>
        <text:changed-region xml:id="ct140514801255264" text:id="ct140514801255264">
          <text:deletion>
            <office:change-info>
              <dc:creator>Carsten Ziegeler</dc:creator>
              <dc:date>2017-04-11T09:53:00</dc:date>
            </office:change-info>
            <text:p text:style-name="P3">The log level can be changed by calling the <text:span text:style-name="T2">setLogLevel</text:span> method. </text:p>
          </text:deletion>
        </text:changed-region>
        <text:changed-region xml:id="ct140514848548144" text:id="ct140514848548144">
          <text:deletion>
            <office:change-info>
              <dc:creator>Carsten Ziegeler</dc:creator>
              <dc:date>2017-04-11T10:00:00</dc:date>
            </office:change-info>
            <text:p text:style-name="P3">can</text:p>
          </text:deletion>
        </text:changed-region>
        <text:changed-region xml:id="ct140514848713216" text:id="ct140514848713216">
          <text:insertion>
            <office:change-info>
              <dc:creator>Carsten Ziegeler</dc:creator>
              <dc:date>2017-04-11T10:00:00</dc:date>
            </office:change-info>
          </text:insertion>
        </text:changed-region>
        <text:changed-region xml:id="ct140514835301952" text:id="ct140514835301952">
          <text:insertion>
            <office:change-info>
              <dc:creator>Carsten Ziegeler</dc:creator>
              <dc:date>2017-04-11T09:59:00</dc:date>
            </office:change-info>
          </text:insertion>
        </text:changed-region>
        <text:changed-region xml:id="ct140514846937584" text:id="ct140514846937584">
          <text:insertion>
            <office:change-info>
              <dc:creator>Carsten Ziegeler</dc:creator>
              <dc:date>2017-04-11T10:00:00</dc:date>
            </office:change-info>
          </text:insertion>
        </text:changed-region>
        <text:changed-region xml:id="ct140514846923792" text:id="ct140514846923792">
          <text:deletion>
            <office:change-info>
              <dc:creator>Carsten Ziegeler</dc:creator>
              <dc:date>2017-04-11T09:59:00</dc:date>
            </office:change-info>
            <text:p text:style-name="P3"><text:span text:style-name="T2">LogLevel </text:span></text:p>
          </text:deletion>
        </text:changed-region>
        <text:changed-region xml:id="ct140514847011536" text:id="ct140514847011536">
          <text:deletion>
            <office:change-info>
              <dc:creator>Carsten Ziegeler</dc:creator>
              <dc:date>2017-04-11T10:00:00</dc:date>
            </office:change-info>
            <text:p text:style-name="P3">one of </text:p>
          </text:deletion>
        </text:changed-region>
        <text:changed-region xml:id="ct140514835393952" text:id="ct140514835393952">
          <text:deletion>
            <office:change-info>
              <dc:creator>Carsten Ziegeler</dc:creator>
              <dc:date>2017-04-11T10:00:00</dc:date>
            </office:change-info>
            <text:p text:style-name="P3"><text:span text:style-name="T2">XXX</text:span></text:p>
          </text:deletion>
        </text:changed-region>
        <text:changed-region xml:id="ct140514847049376" text:id="ct140514847049376">
          <text:deletion>
            <office:change-info>
              <dc:creator>Carsten Ziegeler</dc:creator>
              <dc:date>2017-04-11T10:00:00</dc:date>
            </office:change-info>
            <text:p text:style-name="P3">s</text:p>
          </text:deletion>
        </text:changed-region>
        <text:changed-region xml:id="ct140514847169136" text:id="ct140514847169136">
          <text:deletion>
            <office:change-info>
              <dc:creator>Carsten Ziegeler</dc:creator>
              <dc:date>2017-04-11T10:00:00</dc:date>
            </office:change-info>
            <text:p text:style-name="P3">s</text:p>
          </text:deletion>
        </text:changed-region>
        <text:changed-region xml:id="ct140514837816448" text:id="ct140514837816448">
          <text:insertion>
            <office:change-info>
              <dc:creator>Carsten Ziegeler</dc:creator>
              <dc:date>2017-04-11T10:00:00</dc:date>
            </office:change-info>
          </text:insertion>
        </text:changed-region>
        <text:changed-region xml:id="ct140514848816576" text:id="ct140514848816576">
          <text:insertion>
            <office:change-info>
              <dc:creator>Carsten Ziegeler</dc:creator>
              <dc:date>2017-04-11T10:01:00</dc:date>
            </office:change-info>
          </text:insertion>
        </text:changed-region>
        <text:changed-region xml:id="ct140514835456560" text:id="ct140514835456560">
          <text:deletion>
            <office:change-info>
              <dc:creator>Carsten Ziegeler</dc:creator>
              <dc:date>2017-04-11T10:00:00</dc:date>
            </office:change-info>
            <text:p text:style-name="P3">one of the two</text:p>
          </text:deletion>
        </text:changed-region>
        <text:changed-region xml:id="ct140514835473312" text:id="ct140514835473312">
          <text:insertion>
            <office:change-info>
              <dc:creator>Carsten Ziegeler</dc:creator>
              <dc:date>2017-04-11T10:00:00</dc:date>
            </office:change-info>
          </text:insertion>
        </text:changed-region>
        <text:changed-region xml:id="ct140514847110256" text:id="ct140514847110256">
          <text:deletion>
            <office:change-info>
              <dc:creator>Carsten Ziegeler</dc:creator>
              <dc:date>2017-04-11T10:00:00</dc:date>
            </office:change-info>
            <text:p text:style-name="P3">s</text:p>
          </text:deletion>
        </text:changed-region>
        <text:changed-region xml:id="ct140514854058240" text:id="ct140514854058240">
          <text:insertion>
            <office:change-info>
              <dc:creator>Carsten Ziegeler</dc:creator>
              <dc:date>2017-04-11T10:06:00</dc:date>
            </office:change-info>
          </text:insertion>
        </text:changed-region>
        <text:changed-region xml:id="ct140514854106704" text:id="ct140514854106704">
          <text:deletion>
            <office:change-info>
              <dc:creator>Carsten Ziegeler</dc:creator>
              <dc:date>2017-04-11T10:06:00</dc:date>
            </office:change-info>
            <text:p text:style-name="P3">:</text:p>
          </text:deletion>
        </text:changed-region>
        <text:changed-region xml:id="ct140514853473952" text:id="ct140514853473952">
          <text:insertion>
            <office:change-info>
              <dc:creator>Carsten Ziegeler</dc:creator>
              <dc:date>2017-04-11T10:06:00</dc:date>
            </office:change-info>
          </text:insertion>
        </text:changed-region>
        <text:changed-region xml:id="ct140514850677008" text:id="ct140514850677008">
          <text:insertion>
            <office:change-info>
              <dc:creator>Carsten Ziegeler</dc:creator>
              <dc:date>2017-04-11T10:07:00</dc:date>
            </office:change-info>
          </text:insertion>
        </text:changed-region>
        <text:changed-region xml:id="ct140514857170032" text:id="ct140514857170032">
          <text:insertion>
            <office:change-info>
              <dc:creator>Carsten Ziegeler</dc:creator>
              <dc:date>2017-04-11T10:08:00</dc:date>
            </office:change-info>
          </text:insertion>
        </text:changed-region>
        <text:changed-region xml:id="ct140514831005424" text:id="ct140514831005424">
          <text:deletion>
            <office:change-info>
              <dc:creator>Carsten Ziegeler</dc:creator>
              <dc:date>2017-04-11T09:53:00</dc:date>
            </office:change-info>
            <text:p text:style-name="P4">abstract class </text:p>
          </text:deletion>
        </text:changed-region>
        <text:changed-region xml:id="ct140514831066560" text:id="ct140514831066560">
          <text:insertion>
            <office:change-info>
              <dc:creator>Carsten Ziegeler</dc:creator>
              <dc:date>2017-04-11T09:53:00</dc:date>
            </office:change-info>
          </text:insertion>
        </text:changed-region>
        <text:changed-region xml:id="ct140514833668720" text:id="ct140514833668720">
          <text:deletion>
            <office:change-info>
              <dc:creator>Carsten Ziegeler</dc:creator>
              <dc:date>2017-04-11T09:55:00</dc:date>
            </office:change-info>
            <text:p text:style-name="P4">LogLevel</text:p>
          </text:deletion>
        </text:changed-region>
        <text:changed-region xml:id="ct140514833670592" text:id="ct140514833670592">
          <text:insertion>
            <office:change-info>
              <dc:creator>Carsten Ziegeler</dc:creator>
              <dc:date>2017-04-11T09:55:00</dc:date>
            </office:change-info>
          </text:insertion>
        </text:changed-region>
        <text:changed-region xml:id="ct140514798012848" text:id="ct140514798012848">
          <text:insertion>
            <office:change-info>
              <dc:creator>Carsten Ziegeler</dc:creator>
              <dc:date>2017-04-11T09:56:00</dc:date>
            </office:change-info>
          </text:insertion>
        </text:changed-region>
        <text:changed-region xml:id="ct140514798011600" text:id="ct140514798011600">
          <text:deletion>
            <office:change-info>
              <dc:creator>Carsten Ziegeler</dc:creator>
              <dc:date>2017-04-11T09:56:00</dc:date>
            </office:change-info>
            <text:p text:style-name="P4">ERROR,</text:p>
            <text:p text:style-name="P4"><text:s text:c="8"/>WARN</text:p>
          </text:deletion>
        </text:changed-region>
        <text:changed-region xml:id="ct140514831595712" text:id="ct140514831595712">
          <text:insertion>
            <office:change-info>
              <dc:creator>Carsten Ziegeler</dc:creator>
              <dc:date>2017-04-11T09:56:00</dc:date>
            </office:change-info>
          </text:insertion>
        </text:changed-region>
        <text:changed-region xml:id="ct140514831603648" text:id="ct140514831603648">
          <text:deletion>
            <office:change-info>
              <dc:creator>Carsten Ziegeler</dc:creator>
              <dc:date>2017-04-11T09:56:00</dc:date>
            </office:change-info>
            <text:p text:style-name="P4">,</text:p>
            <text:p text:style-name="P4"><text:s text:c="8"/>INFO</text:p>
          </text:deletion>
        </text:changed-region>
        <text:changed-region xml:id="ct140514836153280" text:id="ct140514836153280">
          <text:insertion>
            <office:change-info>
              <dc:creator>Carsten Ziegeler</dc:creator>
              <dc:date>2017-04-11T09:56:00</dc:date>
            </office:change-info>
          </text:insertion>
        </text:changed-region>
        <text:changed-region xml:id="ct140514827307568" text:id="ct140514827307568">
          <text:insertion>
            <office:change-info>
              <dc:creator>Carsten Ziegeler</dc:creator>
              <dc:date>2017-04-11T09:57:00</dc:date>
            </office:change-info>
          </text:insertion>
        </text:changed-region>
        <text:changed-region xml:id="ct140514836153504" text:id="ct140514836153504">
          <text:deletion>
            <office:change-info>
              <dc:creator>Carsten Ziegeler</dc:creator>
              <dc:date>2017-04-11T09:56:00</dc:date>
            </office:change-info>
            <text:p text:style-name="P4">,</text:p>
            <text:p text:style-name="P4"><text:s text:c="8"/>DEBUG</text:p>
          </text:deletion>
        </text:changed-region>
        <text:changed-region xml:id="ct140514827262880" text:id="ct140514827262880">
          <text:insertion>
            <office:change-info>
              <dc:creator>Carsten Ziegeler</dc:creator>
              <dc:date>2017-04-11T09:56:00</dc:date>
            </office:change-info>
          </text:insertion>
        </text:changed-region>
        <text:changed-region xml:id="ct140514837065520" text:id="ct140514837065520">
          <text:insertion>
            <office:change-info>
              <dc:creator>Carsten Ziegeler</dc:creator>
              <dc:date>2017-04-11T09:57:00</dc:date>
            </office:change-info>
          </text:insertion>
        </text:changed-region>
        <text:changed-region xml:id="ct140514837252816" text:id="ct140514837252816">
          <text:deletion>
            <office:change-info>
              <dc:creator>Carsten Ziegeler</dc:creator>
              <dc:date>2017-04-11T09:58:00</dc:date>
            </office:change-info>
            <text:p text:style-name="P4"><text:s text:c="4"/>public Logger(LogLevel l) {...}</text:p>
            <text:p text:style-name="P4"><text:s text:c="4"/>public void setLogLevel(LogLevel l) { … }</text:p>
          </text:deletion>
        </text:changed-region>
        <text:changed-region xml:id="ct140514836598496" text:id="ct140514836598496">
          <text:deletion>
            <office:change-info>
              <dc:creator>Carsten Ziegeler</dc:creator>
              <dc:date>2017-04-11T09:58:00</dc:date>
            </office:change-info>
            <text:p text:style-name="P4">LogLevel</text:p>
          </text:deletion>
        </text:changed-region>
        <text:changed-region xml:id="ct140514836417728" text:id="ct140514836417728">
          <text:insertion>
            <office:change-info>
              <dc:creator>Carsten Ziegeler</dc:creator>
              <dc:date>2017-04-11T09:58:00</dc:date>
            </office:change-info>
          </text:insertion>
        </text:changed-region>
        <text:changed-region xml:id="ct140514837285120" text:id="ct140514837285120">
          <text:deletion>
            <office:change-info>
              <dc:creator>Carsten Ziegeler</dc:creator>
              <dc:date>2017-04-11T09:58:00</dc:date>
            </office:change-info>
            <text:p text:style-name="P4">LogLevel</text:p>
          </text:deletion>
        </text:changed-region>
        <text:changed-region xml:id="ct140514837285744" text:id="ct140514837285744">
          <text:insertion>
            <office:change-info>
              <dc:creator>Carsten Ziegeler</dc:creator>
              <dc:date>2017-04-11T09:58:00</dc:date>
            </office:change-info>
          </text:insertion>
        </text:changed-region>
        <text:changed-region xml:id="ct140514846717360" text:id="ct140514846717360">
          <text:insertion>
            <office:change-info>
              <dc:creator>Carsten Ziegeler</dc:creator>
              <dc:date>2017-04-11T09:59:00</dc:date>
            </office:change-info>
          </text:insertion>
        </text:changed-region>
        <text:changed-region xml:id="ct140514846712832" text:id="ct140514846712832">
          <text:deletion>
            <office:change-info>
              <dc:creator>Carsten Ziegeler</dc:creator>
              <dc:date>2017-04-11T09:59:00</dc:date>
            </office:change-info>
            <text:p text:style-name="P4"><text:s/>{ … }</text:p>
          </text:deletion>
        </text:changed-region>
        <text:changed-region xml:id="ct140514837300352" text:id="ct140514837300352">
          <text:deletion>
            <office:change-info>
              <dc:creator>Carsten Ziegeler</dc:creator>
              <dc:date>2017-04-11T09:58:00</dc:date>
            </office:change-info>
            <text:p text:style-name="P4">Debug</text:p>
          </text:deletion>
        </text:changed-region>
        <text:changed-region xml:id="ct140514835098624" text:id="ct140514835098624">
          <text:insertion>
            <office:change-info>
              <dc:creator>Carsten Ziegeler</dc:creator>
              <dc:date>2017-04-11T09:59:00</dc:date>
            </office:change-info>
          </text:insertion>
        </text:changed-region>
        <text:changed-region xml:id="ct140514846683680" text:id="ct140514846683680">
          <text:insertion>
            <office:change-info>
              <dc:creator>Carsten Ziegeler</dc:creator>
              <dc:date>2017-04-11T09:59:00</dc:date>
            </office:change-info>
          </text:insertion>
        </text:changed-region>
        <text:changed-region xml:id="ct140514846686560" text:id="ct140514846686560">
          <text:deletion>
            <office:change-info>
              <dc:creator>Carsten Ziegeler</dc:creator>
              <dc:date>2017-04-11T09:59:00</dc:date>
            </office:change-info>
            <text:p text:style-name="P4"><text:s/>{ … }</text:p>
          </text:deletion>
        </text:changed-region>
        <text:changed-region xml:id="ct140514847820896" text:id="ct140514847820896">
          <text:deletion>
            <office:change-info>
              <dc:creator>Carsten Ziegeler</dc:creator>
              <dc:date>2017-04-11T09:59:00</dc:date>
            </office:change-info>
            <text:p text:style-name="P4"><text:s text:c="4"/>public boolean isInfoEnabled() { … }</text:p>
            <text:p text:style-name="P4"><text:s text:c="4"/>public boolean isWarnEnabled() { … }</text:p>
            <text:p text:style-name="P4"/>
          </text:deletion>
        </text:changed-region>
        <text:changed-region xml:id="ct140514846752128" text:id="ct140514846752128">
          <text:deletion>
            <office:change-info>
              <dc:creator>Carsten Ziegeler</dc:creator>
              <dc:date>2017-04-11T09:59:00</dc:date>
            </office:change-info>
            <text:p text:style-name="P4">LogLevel</text:p>
          </text:deletion>
        </text:changed-region>
        <text:changed-region xml:id="ct140514846766992" text:id="ct140514846766992">
          <text:insertion>
            <office:change-info>
              <dc:creator>Carsten Ziegeler</dc:creator>
              <dc:date>2017-04-11T09:59:00</dc:date>
            </office:change-info>
          </text:insertion>
        </text:changed-region>
        <text:changed-region xml:id="ct140514848060800" text:id="ct140514848060800">
          <text:deletion>
            <office:change-info>
              <dc:creator>Carsten Ziegeler</dc:creator>
              <dc:date>2017-04-11T09:59:00</dc:date>
            </office:change-info>
            <text:p text:style-name="P4">level</text:p>
          </text:deletion>
        </text:changed-region>
        <text:changed-region xml:id="ct140514848013168" text:id="ct140514848013168">
          <text:insertion>
            <office:change-info>
              <dc:creator>Carsten Ziegeler</dc:creator>
              <dc:date>2017-04-11T09:59:00</dc:date>
            </office:change-info>
          </text:insertion>
        </text:changed-region>
        <text:changed-region xml:id="ct140514834925712" text:id="ct140514834925712">
          <text:deletion>
            <office:change-info>
              <dc:creator>Carsten Ziegeler</dc:creator>
              <dc:date>2017-04-11T10:05:00</dc:date>
            </office:change-info>
            <text:p text:style-name="P4">msg</text:p>
          </text:deletion>
        </text:changed-region>
        <text:changed-region xml:id="ct140514834924064" text:id="ct140514834924064">
          <text:insertion>
            <office:change-info>
              <dc:creator>Carsten Ziegeler</dc:creator>
              <dc:date>2017-04-11T10:05:00</dc:date>
            </office:change-info>
          </text:insertion>
        </text:changed-region>
        <text:changed-region xml:id="ct140514849742256" text:id="ct140514849742256">
          <text:insertion>
            <office:change-info>
              <dc:creator>Carsten Ziegeler</dc:creator>
              <dc:date>2017-04-11T10:05:00</dc:date>
            </office:change-info>
          </text:insertion>
        </text:changed-region>
        <text:changed-region xml:id="ct140514849758576" text:id="ct140514849758576">
          <text:deletion>
            <office:change-info>
              <dc:creator>Carsten Ziegeler</dc:creator>
              <dc:date>2017-04-11T10:05:00</dc:date>
            </office:change-info>
            <text:p text:style-name="P4"><text:s/>{ … }</text:p>
          </text:deletion>
        </text:changed-region>
        <text:changed-region xml:id="ct140514835174432" text:id="ct140514835174432">
          <text:deletion>
            <office:change-info>
              <dc:creator>Carsten Ziegeler</dc:creator>
              <dc:date>2017-04-11T09:59:00</dc:date>
            </office:change-info>
            <text:p text:style-name="P4"><text:s text:c="4"/>public final void log(LogLevel level, String msg, Throwable throwable) {...}</text:p>
            <text:p text:style-name="P4"><text:s text:c="4"/>protected abstract void doLog(LogLevel level, String msg, Throwable throwable);</text:p>
            <text:p text:style-name="P4"/>
          </text:deletion>
        </text:changed-region>
        <text:changed-region xml:id="ct140514849845648" text:id="ct140514849845648">
          <text:deletion>
            <office:change-info>
              <dc:creator>Carsten Ziegeler</dc:creator>
              <dc:date>2017-04-11T10:05:00</dc:date>
            </office:change-info>
            <text:p text:style-name="P3">The Logger class is an abstract class and already implements all the functionality except for processing the log message from the framework. The <text:span text:style-name="T2">log</text:span> methods check the log level and call the abstract method <text:span text:style-name="T2">doLog</text:span> if the level is enabled. </text:p>
          </text:deletion>
        </text:changed-region>
        <text:changed-region xml:id="ct140514849922064" text:id="ct140514849922064">
          <text:insertion>
            <office:change-info>
              <dc:creator>Carsten Ziegeler</dc:creator>
              <dc:date>2017-04-11T10:05:00</dc:date>
            </office:change-info>
          </text:insertion>
        </text:changed-region>
        <text:changed-region xml:id="ct140514852216928" text:id="ct140514852216928">
          <text:deletion>
            <office:change-info>
              <dc:creator>Carsten Ziegeler</dc:creator>
              <dc:date>2017-04-11T10:05:00</dc:date>
            </office:change-info>
            <text:p text:style-name="P3">subclass </text:p>
          </text:deletion>
        </text:changed-region>
        <text:changed-region xml:id="ct140514852997792" text:id="ct140514852997792">
          <text:insertion>
            <office:change-info>
              <dc:creator>Carsten Ziegeler</dc:creator>
              <dc:date>2017-04-11T10:05:00</dc:date>
            </office:change-info>
          </text:insertion>
        </text:changed-region>
        <text:changed-region xml:id="ct140514854024240" text:id="ct140514854024240">
          <text:deletion>
            <office:change-info>
              <dc:creator>Carsten Ziegeler</dc:creator>
              <dc:date>2017-04-11T10:06:00</dc:date>
            </office:change-info>
            <text:p text:style-name="P3">this single method</text:p>
          </text:deletion>
        </text:changed-region>
        <text:changed-region xml:id="ct140514853827488" text:id="ct140514853827488">
          <text:insertion>
            <office:change-info>
              <dc:creator>Carsten Ziegeler</dc:creator>
              <dc:date>2017-04-11T10:06:00</dc:date>
            </office:change-info>
          </text:insertion>
        </text:changed-region>
        <text:changed-region xml:id="ct140514855599008" text:id="ct140514855599008">
          <text:insertion>
            <office:change-info>
              <dc:creator>Carsten Ziegeler</dc:creator>
              <dc:date>2017-04-11T10:09:00</dc:date>
            </office:change-info>
          </text:insertion>
        </text:changed-region>
        <text:changed-region xml:id="ct140514859744432" text:id="ct140514859744432">
          <text:insertion>
            <office:change-info>
              <dc:creator>Carsten Ziegeler</dc:creator>
              <dc:date>2017-04-11T10:09:00</dc:date>
            </office:change-info>
          </text:insertion>
        </text:changed-region>
        <text:changed-region xml:id="ct140514857570992" text:id="ct140514857570992">
          <text:deletion>
            <office:change-info>
              <dc:creator>Carsten Ziegeler</dc:creator>
              <dc:date>2017-04-11T10:09:00</dc:date>
            </office:change-info>
            <text:p text:style-name="P5"><text:span text:style-name="Default_20_Paragraph_20_Font"><text:span text:style-name="T3">level</text:span></text:span></text:p>
          </text:deletion>
        </text:changed-region>
        <text:changed-region xml:id="ct140514857580096" text:id="ct140514857580096">
          <text:insertion>
            <office:change-info>
              <dc:creator>Carsten Ziegeler</dc:creator>
              <dc:date>2017-04-11T10:09:00</dc:date>
            </office:change-info>
          </text:insertion>
        </text:changed-region>
        <text:changed-region xml:id="ct140514858554224" text:id="ct140514858554224">
          <text:insertion>
            <office:change-info>
              <dc:creator>Carsten Ziegeler</dc:creator>
              <dc:date>2017-04-11T10:09:00</dc:date>
            </office:change-info>
          </text:insertion>
        </text:changed-region>
        <text:changed-region xml:id="ct140514859774336" text:id="ct140514859774336">
          <text:insertion>
            <office:change-info>
              <dc:creator>Carsten Ziegeler</dc:creator>
              <dc:date>2017-04-11T10:09:00</dc:date>
            </office:change-info>
          </text:insertion>
        </text:changed-region>
        <text:changed-region xml:id="ct140514857670064" text:id="ct140514857670064">
          <text:deletion>
            <office:change-info>
              <dc:creator>Carsten Ziegeler</dc:creator>
              <dc:date>2017-04-11T10:09:00</dc:date>
            </office:change-info>
            <text:p text:style-name="P6">log the following events:</text:p>
          </text:deletion>
        </text:changed-region>
        <text:changed-region xml:id="ct140514857574832" text:id="ct140514857574832">
          <text:insertion>
            <office:change-info>
              <dc:creator>Carsten Ziegeler</dc:creator>
              <dc:date>2017-04-11T10:09:00</dc:date>
            </office:change-info>
          </text:insertion>
        </text:changed-region>
        <text:changed-region xml:id="ct140514861375232" text:id="ct140514861375232">
          <text:insertion>
            <office:change-info>
              <dc:creator>Carsten Ziegeler</dc:creator>
              <dc:date>2017-04-11T10:10:00</dc:date>
            </office:change-info>
          </text:insertion>
        </text:changed-region>
        <text:changed-region xml:id="ct140514832871984" text:id="ct140514832871984">
          <text:deletion>
            <office:change-info>
              <dc:creator>Carsten Ziegeler</dc:creator>
              <dc:date>2017-04-11T10:09:00</dc:date>
            </office:change-info>
            <text:list xml:id="list1633521488798631341" text:style-name="L1">
              <text:list-header>
                <text:p text:style-name="P7">Whenever an ERROR framework event occurs, this must be logged with log level ERROR.</text:p>
              </text:list-header>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2" draw:name="graphics3" text:anchor-type="paragraph" svg:width="17.78cm" svg:height="7.893cm" draw:z-index="0"><draw:image xlink:href="Pictures/1000020100000427000001D80231D6ACC263EE0A.png" xlink:type="simple" xlink:show="embed" xlink:actuate="onLoad"/></draw:frame></text:p>
      <text:p text:style-name="Document_20_Title"><text:user-defined style:data-style-name="N0" text:name="RFC Title">RFC 234 - Framework Logging</text:user-defined></text:p>
      <text:p text:style-name="Document_20_Title"><text:span text:style-name="T6">Final<text:line-break/><text:line-break/></text:span><text:span text:style-name="T6"><text:page-count style:num-format="1">12</text:page-count></text:span><text:span text:style-name="T6"> Pages</text:span></text:p>
      <text:p text:style-name="P31">Abstract</text:p>
      <text:p text:style-name="P14"><text:span text:style-name="T11">Currently there is no API to define how the framework should do logging; code launching a framework needs to know implementation details when it wants to configurate that launching. </text:span>This RFC proposes <text:span text:style-name="T11">a framework implementation independent way to be used by the framework for logging.</text:span></text:p>
      <text:h text:style-name="Heading_20_1" text:outline-level="1" text:restart-numbering="true" text:start-value="-1">Document Information</text:h>
      <text:h text:style-name="P45" text:outline-level="2">License</text:h>
      <text:p text:style-name="P18">DISTRIBUTION AND FEEDBACK LICENSE, Version 2.0</text:p>
      <text:p text:style-name="P32"><text:soft-page-break/>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2"/>
      <text:p text:style-name="P3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2"/>
      <text:p text:style-name="P3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2">NEITHER THE OSGi ALLIANCE NOR ANY THIRD PARTY WILL BE LIABLE FOR ANY DIRECT, INDIRECT, SPECIAL, INCIDENTAL OR CONSEQUENTIAL DAMAGES ARISING OUT OF OR RELATING TO ANY USE OR DISTRIBUTION OF THE DISTRIBUTION. </text:p>
      <text:p text:style-name="P32"/>
      <text:p text:style-name="P3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2"/>
      <text:p text:style-name="P3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2"/>
      <text:p text:style-name="P32">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3"/>
      <text:p text:style-name="P33">I HEREBY ACKNOWLEDGE AND AGREE TO THE TERMS AND CONDITIONS DELINEATED ABOVE.</text:p>
      <text:h text:style-name="P45" text:outline-level="2"><text:soft-page-break/>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5" text:outline-level="2">Feedback</text:h>
      <text:p text:style-name="Body"><text:span text:style-name="T8">This document can be downloaded from the OSGi Alliance design repository at </text:span><text:a xlink:type="simple" xlink:href="https://github.com/osgi/design" text:style-name="Internet_20_link" text:visited-style-name="Visited_20_Internet_20_Link"><text:span text:style-name="T8">https://github.com/osgi/design</text:span></text:a><text:span text:style-name="T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5">0 Document Information<text:tab/>1</text:p>
          <text:p text:style-name="P56">0.1 License<text:tab/>1</text:p>
          <text:p text:style-name="P56">0.2 Trademarks<text:tab/>3</text:p>
          <text:p text:style-name="P56">0.3 Feedback<text:tab/>3</text:p>
          <text:p text:style-name="P56">0.4 Table of Contents<text:tab/>3</text:p>
          <text:p text:style-name="P56">0.5 Terminology and Document Conventions<text:tab/>4</text:p>
          <text:p text:style-name="P56">0.6 Revision History<text:tab/>4</text:p>
          <text:p text:style-name="P55">1 Introduction<text:tab/>4</text:p>
          <text:p text:style-name="P55">2 Application Domain<text:tab/>4</text:p>
          <text:p text:style-name="P55">3 Problem Description<text:tab/>5</text:p>
          <text:p text:style-name="P55">4 Requirements<text:tab/>5</text:p>
          <text:p text:style-name="P55">5 Technical Solution<text:tab/>5</text:p>
          <text:p text:style-name="P56">5.1 The DebugLogger<text:tab/>6</text:p>
          <text:p text:style-name="P56">5.2 Providing the Logger to the Framework<text:tab/>7</text:p>
          <text:p text:style-name="P56">5.3 Required Framework Logging<text:tab/>7</text:p>
          <text:p text:style-name="P55">6 Data Transfer Objects<text:tab/>8</text:p>
          <text:p text:style-name="P55">7 Java API<text:tab/>9</text:p>
          <text:p text:style-name="P55">8 Considered Alternatives<text:tab/>10</text:p>
          <text:p text:style-name="P55">9 Security Considerations<text:tab/>11</text:p>
          <text:p text:style-name="P55">10 Document Support<text:tab/>12</text:p>
          <text:p text:style-name="P56">10.1 References<text:tab/>12</text:p>
          <text:p text:style-name="P56">10.2 Author’s Address<text:tab/>12</text:p>
          <text:p text:style-name="P56">10.3 Acronyms and Abbreviations<text:tab/>12</text:p>
          <text:p text:style-name="P56">10.4 End of Document<text:tab/>12</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7">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0">Revision</text:p>
            </table:table-cell>
            <table:table-cell table:style-name="Tabelle2.A1" office:value-type="string">
              <text:p text:style-name="P30">Date</text:p>
            </table:table-cell>
            <table:table-cell table:style-name="Tabelle2.C1" office:value-type="string">
              <text:p text:style-name="P30">Comments</text:p>
            </table:table-cell>
          </table:table-row>
        </table:table-header-rows>
        <table:table-row table:style-name="Tabelle2.2">
          <table:table-cell table:style-name="Tabelle2.A1" office:value-type="string">
            <text:p text:style-name="P27">Initial</text:p>
          </table:table-cell>
          <table:table-cell table:style-name="Tabelle2.A1" office:value-type="string">
            <text:p text:style-name="P28"><text:span text:style-name="T11">March</text:span> 1<text:span text:style-name="T11">5</text:span> 201<text:span text:style-name="T11">7</text:span></text:p>
          </table:table-cell>
          <table:table-cell table:style-name="Tabelle2.C1" office:value-type="string">
            <text:p text:style-name="P28">Initial version <text:span text:style-name="T11">based on #2974 and F2F discussions in Montpellier</text:span></text:p>
            <text:p text:style-name="P28"><text:span text:style-name="T11">Carsten Ziegeler,<text:line-break/></text:span>Adobe Systems Incorporated, <text:change-start text:change-id="ct140514864771552"/><text:a xlink:type="simple" xlink:href="mailto:cziegele@adobe.com" text:style-name="Internet_20_link" text:visited-style-name="Visited_20_Internet_20_Link"><text:span text:style-name="T11">cziegele@adobe.com</text:span></text:a><text:change-end text:change-id="ct140514864771552"/></text:p>
          </table:table-cell>
        </table:table-row>
        <table:table-row table:style-name="Tabelle2.2">
          <table:table-cell table:style-name="Tabelle2.A3" office:value-type="string">
            <text:p text:style-name="P54"><text:change-start text:change-id="ct140514827766432"/>1<text:change-end text:change-id="ct140514827766432"/></text:p>
          </table:table-cell>
          <table:table-cell table:style-name="Tabelle2.A3" office:value-type="string">
            <text:p text:style-name="P53"><text:change-start text:change-id="ct140514862818384"/>April 11 2017<text:change-end text:change-id="ct140514862818384"/></text:p>
          </table:table-cell>
          <table:table-cell table:style-name="Tabelle2.C3" office:value-type="string">
            <text:p text:style-name="P53"><text:change-start text:change-id="ct140514827873776"/>Changed to debug logging only after CPEG call<text:line-break/>Carsten Ziegeler<text:change-end text:change-id="ct140514827873776"/></text:p>
          </table:table-cell>
        </table:table-row>
      </table:table>
      <text:p text:style-name="Body"/>
      <text:h text:style-name="Heading_20_1" text:outline-level="1">Introduction</text:h>
      <text:p text:style-name="P15">This RFC defines a way to configure the logging of the framework itself independent from the framework implementation.</text:p>
      <text:h text:style-name="Heading_20_1" text:outline-level="1">Application Domain</text:h>
      <text:p text:style-name="P34"><text:bookmark text:name="comment_text_0"/><text:span text:style-name="T9">The launch API allows to start a framework in an implementation independent way. While this works, there is at least one thing which needs to be setup depending on the implementation: logging of the framework. As framework logging is an essential part of an application, </text:span><text:span text:style-name="T10">the current launch API does not provide a full abstraction</text:span><text:span text:style-name="T9">.</text:span></text:p>
      <text:p text:style-name="Preformatted_20_Text"/>
      <text:p text:style-name="Preformatted_20_Text"/>
      <text:p text:style-name="P13"><text:soft-page-break/></text:p>
      <text:h text:style-name="Heading_20_1" text:outline-level="1">Problem Description</text:h>
      <text:p text:style-name="P1">The framework launch API defines an implementation independent way to launch any framework implementation. This API covers creating a framework and configuring it. However, one aspect is not covered by this AP: Logging of the framework. This requires launch code like Apache Karaf to use implementation dependent solutions.</text:p>
      <text:p text:style-name="P1">For example, by default the Apache Felix framework is logging to system out. But an implementation can provide a org.apache.felix.framework.Logger instance either through the framework properties (tricking the compiler) or by using reflection and checking for a setLogger method on the framework object. Eclipse Equinox is using the embedded LogService to log errors and has a separate tracing mechanism which eventually logs to system out as well.</text:p>
      <text:p text:style-name="P1">Usually code that launches a framework also wants to tell the framework in what detail it should log and how to log.</text:p>
      <text:h text:style-name="P42" text:outline-level="1">Requirements</text:h>
      <text:p text:style-name="P1">L0010 <text:span text:style-name="T1">- The solution MUST define a way to set the </text:span><text:change text:change-id="ct140514829335904"/><text:change-start text:change-id="ct140514833566800"/><text:span text:style-name="T1">domains</text:span><text:change-end text:change-id="ct140514833566800"/><text:change-start text:change-id="ct140514829341040"/><text:span text:style-name="T1"> </text:span><text:change-end text:change-id="ct140514829341040"/><text:change-start text:change-id="ct140514829425504"/><text:span text:style-name="T1">for debug logging</text:span><text:change-end text:change-id="ct140514829425504"/><text:span text:style-name="T1"> </text:span>used by the<text:span text:style-name="T12"> framework implementation when emitting </text:span><text:change-start text:change-id="ct140514756742544"/><text:span text:style-name="T12">debug </text:span><text:change-end text:change-id="ct140514756742544"/><text:span text:style-name="T12">log messages.</text:span></text:p>
      <text:p text:style-name="P2">L0020 –<text:span text:style-name="T1"> The solution MUST provide a way for the framework to detect the current </text:span><text:change text:change-id="ct140514634896032"/><text:change-start text:change-id="ct140514801978816"/><text:span text:style-name="T1">enabled domains for debug logging</text:span><text:change-end text:change-id="ct140514801978816"/><text:span text:style-name="T1"> to avoid unnecessary calls into the logging mechanism.</text:span></text:p>
      <text:p text:style-name="P39">L0030 – The solution MUST provide a way to capture the <text:change-start text:change-id="ct140514756822512"/><text:span text:style-name="T17">debug </text:span><text:change-end text:change-id="ct140514756822512"/>log messages emitted by the framework.</text:p>
      <text:h text:style-name="Heading_20_1" text:outline-level="1">Technical Solution</text:h>
      <text:p text:style-name="P23">The technical solution describes two parts, a logger instance created by the code launching the framework and how to pass that instance to the framework.</text:p>
      <text:h text:style-name="P46" text:outline-level="2"><text:soft-page-break/>The <text:change-start text:change-id="ct140514832816672"/><text:span text:style-name="T17">Debug</text:span><text:change-end text:change-id="ct140514832816672"/>Logger</text:h>
      <text:p text:style-name="P3">An instance of the <text:change-start text:change-id="ct140514800355136"/><text:span text:style-name="T17">Debug</text:span><text:change-end text:change-id="ct140514800355136"/>Logger is created by the launching code. Initially a logger is created with a <text:change text:change-id="ct140514826812736"/><text:change-start text:change-id="ct140514826813552"/><text:span text:style-name="T17">set </text:span><text:change-end text:change-id="ct140514826813552"/><text:change-start text:change-id="ct140514756932752"/><text:span text:style-name="T17">of enabled domains for debug information</text:span><text:change-end text:change-id="ct140514756932752"/><text:change text:change-id="ct140514830916944"/>. <text:change text:change-id="ct140514801255264"/>Before the framework logs, it <text:change text:change-id="ct140514848548144"/><text:change-start text:change-id="ct140514848713216"/><text:span text:style-name="T17">should</text:span><text:change-end text:change-id="ct140514848713216"/> use the <text:span text:style-name="T2">get</text:span><text:change-start text:change-id="ct140514835301952"/><text:span text:style-name="T14">Do</text:span><text:change-end text:change-id="ct140514835301952"/><text:change-start text:change-id="ct140514846937584"/><text:span text:style-name="T14">mains</text:span><text:change-end text:change-id="ct140514846937584"/><text:change text:change-id="ct140514846923792"/>method or <text:change text:change-id="ct140514847011536"/>the <text:span text:style-name="T2">is</text:span><text:change text:change-id="ct140514835393952"/><text:span text:style-name="T2">Enabled</text:span> method<text:change text:change-id="ct140514847049376"/> to detect whether a log message<text:change text:change-id="ct140514847169136"/> should be emitted. <text:change-start text:change-id="ct140514837816448"/><text:span text:style-name="T17">The implementation of the DebugLogger</text:span><text:change-end text:change-id="ct140514837816448"/><text:change-start text:change-id="ct140514848816576"/><text:span text:style-name="T17">.log method must check if the domain is enabled and discard the log message if the domain is not enabled. </text:span><text:change-end text:change-id="ct140514848816576"/>The framework can use <text:change text:change-id="ct140514835456560"/><text:change-start text:change-id="ct140514835473312"/><text:span text:style-name="T17">the</text:span><text:change-end text:change-id="ct140514835473312"/> provided <text:span text:style-name="T2">log</text:span> method<text:change text:change-id="ct140514847110256"/> to emit a log message<text:change-start text:change-id="ct140514854058240"/>.<text:change-end text:change-id="ct140514854058240"/><text:change text:change-id="ct140514854106704"/><text:change-start text:change-id="ct140514853473952"/> <text:span text:style-name="T18">The log method takes the domain as a first argument. The second argument is a string which </text:span><text:change-end text:change-id="ct140514853473952"/><text:change-start text:change-id="ct140514850677008"/><text:span text:style-name="T18">supports parameterized logging. The token {} can be used to insert the value of the corresponding parameter passed through the args array in</text:span><text:change-end text:change-id="ct140514850677008"/><text:change-start text:change-id="ct140514857170032"/><text:span text:style-name="T18">stead of the token. If the last object in the args array is an exception/throwable this will be logged as an exception in addition to the message.</text:span><text:change-end text:change-id="ct140514857170032"/></text:p>
      <text:p text:style-name="P4">public <text:change text:change-id="ct140514831005424"/><text:change-start text:change-id="ct140514831066560"/><text:span text:style-name="T17">interface Debug</text:span><text:change-end text:change-id="ct140514831066560"/>Logger {</text:p>
      <text:p text:style-name="P4"><text:s text:c="4"/>public enum <text:change text:change-id="ct140514833668720"/><text:change-start text:change-id="ct140514833670592"/><text:span text:style-name="T17">Domain</text:span><text:change-end text:change-id="ct140514833670592"/> {</text:p>
      <text:p text:style-name="P4"><text:s text:c="8"/><text:change-start text:change-id="ct140514798012848"/><text:span text:style-name="T17">CLASSLOADER</text:span><text:change-end text:change-id="ct140514798012848"/><text:change text:change-id="ct140514798011600"/><text:change-start text:change-id="ct140514831595712"/><text:span text:style-name="T17">MODULES</text:span><text:change-end text:change-id="ct140514831595712"/><text:change text:change-id="ct140514831603648"/><text:change-start text:change-id="ct140514836153280"/><text:span text:style-name="T17">SERVICE</text:span><text:change-end text:change-id="ct140514836153280"/><text:change-start text:change-id="ct140514827307568"/><text:span text:style-name="T17">S</text:span><text:change-end text:change-id="ct140514827307568"/><text:change text:change-id="ct140514836153504"/><text:change-start text:change-id="ct140514827262880"/><text:span text:style-name="T17">RESOLVER</text:span><text:change-end text:change-id="ct140514827262880"/><text:change-start text:change-id="ct140514837065520"/><text:span text:style-name="T17">,</text:span></text:p>
      <text:p text:style-name="P4"><text:s text:c="8"/><text:span text:style-name="T17">SECURITY,</text:span></text:p>
      <text:p text:style-name="P4"><text:s text:c="8"/><text:span text:style-name="T17">STARTLEVELS</text:span><text:change-end text:change-id="ct140514837065520"/></text:p>
      <text:p text:style-name="P4"><text:s text:c="4"/>}</text:p>
      <text:p text:style-name="P4"><text:change text:change-id="ct140514837252816"/></text:p>
      <text:p text:style-name="P4"><text:s text:c="4"/>public <text:change text:change-id="ct140514836598496"/><text:change-start text:change-id="ct140514836417728"/><text:span text:style-name="T17">EnumSet&lt;Domain&gt;</text:span><text:change-end text:change-id="ct140514836417728"/> get<text:change text:change-id="ct140514837285120"/><text:change-start text:change-id="ct140514837285744"/><text:span text:style-name="T17">Domains</text:span><text:change-end text:change-id="ct140514837285744"/>()<text:change-start text:change-id="ct140514846717360"/>;<text:change-end text:change-id="ct140514846717360"/><text:change text:change-id="ct140514846712832"/></text:p>
      <text:p text:style-name="P4"><text:s text:c="4"/>public boolean is<text:change text:change-id="ct140514837300352"/>Enabled(<text:change-start text:change-id="ct140514835098624"/><text:span text:style-name="T17">Domain d</text:span><text:change-end text:change-id="ct140514835098624"/>)<text:change-start text:change-id="ct140514846683680"/>;<text:change-end text:change-id="ct140514846683680"/><text:change text:change-id="ct140514846686560"/></text:p>
      <text:p text:style-name="P4"><text:change text:change-id="ct140514847820896"/><text:s text:c="4"/>public void log(<text:change text:change-id="ct140514846752128"/><text:change-start text:change-id="ct140514846766992"/><text:span text:style-name="T17">Domain</text:span><text:change-end text:change-id="ct140514846766992"/> <text:change text:change-id="ct140514848060800"/><text:change-start text:change-id="ct140514848013168"/><text:span text:style-name="T17">d</text:span><text:change-end text:change-id="ct140514848013168"/>, String <text:change text:change-id="ct140514834925712"/><text:change-start text:change-id="ct140514834924064"/><text:span text:style-name="T18">fmt, Object... args</text:span><text:change-end text:change-id="ct140514834924064"/>)<text:change-start text:change-id="ct140514849742256"/>;<text:change-end text:change-id="ct140514849742256"/><text:change text:change-id="ct140514849758576"/> </text:p>
      <text:p text:style-name="P4"><text:change text:change-id="ct140514835174432"/>}</text:p>
      <text:p text:style-name="P3"><text:change text:change-id="ct140514849845648"/>Code launching a framework just needs to create a<text:change-start text:change-id="ct140514849922064"/><text:span text:style-name="T18">n implementation</text:span><text:change-end text:change-id="ct140514849922064"/> <text:change text:change-id="ct140514852216928"/>of <text:change-start text:change-id="ct140514852997792"/><text:span text:style-name="T18">Debug</text:span><text:change-end text:change-id="ct140514852997792"/><text:span text:style-name="T2">Logger</text:span> and implement <text:change text:change-id="ct140514854024240"/><text:change-start text:change-id="ct140514853827488"/><text:span text:style-name="T18">the methods</text:span><text:change-end text:change-id="ct140514853827488"/>.</text:p>
      <text:h text:style-name="Heading_20_2" text:outline-level="2">Providing the Logger to the Framework</text:h>
      <text:p text:style-name="P20">The <text:span text:style-name="T2">FrameworkFactory</text:span> interface gets a new method to construct a framework which in addition to the configuration map gets a logger instance. The logger instance is optional. Calling the existing method <text:span text:style-name="T2">newFramework(Map)</text:span> is equivalent with calling this new method passing in <text:span text:style-name="T2">null</text:span> as the second argument:</text:p>
      <text:p text:style-name="P21">public interface FrameworkFactory {</text:p>
      <text:p text:style-name="P21"><text:s text:c="4"/>Framework newFramework(Map&lt;String, String&gt; configuration, <text:change-start text:change-id="ct140514855599008"/><text:span text:style-name="T18">Debug</text:span><text:change-end text:change-id="ct140514855599008"/>Logger logger);</text:p>
      <text:p text:style-name="P21">}</text:p>
      <text:p text:style-name="P5"><text:span text:style-name="Default_20_Paragraph_20_Font"><text:span text:style-name="T3">Whenever the framework wants to emit a </text:span></text:span><text:change-start text:change-id="ct140514859744432"/><text:span text:style-name="Default_20_Paragraph_20_Font"><text:span text:style-name="T5">debug </text:span></text:span><text:change-end text:change-id="ct140514859744432"/><text:span text:style-name="Default_20_Paragraph_20_Font"><text:span text:style-name="T3">log message it should check the current log level of the logger instance and only emit a message if the </text:span></text:span><text:change text:change-id="ct140514857570992"/><text:change-start text:change-id="ct140514857580096"/><text:span text:style-name="Default_20_Paragraph_20_Font"><text:span text:style-name="T5">domain</text:span></text:span><text:change-end text:change-id="ct140514857580096"/><text:span text:style-name="Default_20_Paragraph_20_Font"><text:span text:style-name="T3"> is enabled.</text:span></text:span></text:p>
      <text:p text:style-name="P5"><text:span text:style-name="Default_20_Paragraph_20_Font"><text:span text:style-name="T3">If no logger instance is provided to the framework it is up to the framework implementation how to deal with </text:span></text:span><text:change-start text:change-id="ct140514858554224"/><text:span text:style-name="Default_20_Paragraph_20_Font"><text:span text:style-name="T5">debug </text:span></text:span><text:change-end text:change-id="ct140514858554224"/><text:span text:style-name="Default_20_Paragraph_20_Font"><text:span text:style-name="T3">log messages from the framework implementation.</text:span></text:span></text:p>
      <text:h text:style-name="P47" text:outline-level="2"><text:span text:style-name="Default_20_Paragraph_20_Font"><text:span text:style-name="T16">Required Framework Logging</text:span></text:span></text:h>
      <text:p text:style-name="P6">If a <text:change-start text:change-id="ct140514859774336"/><text:span text:style-name="T18">debug </text:span><text:change-end text:change-id="ct140514859774336"/>logger instance is provided to the framework factory, the framework implementation must use this instance to <text:change text:change-id="ct140514857670064"/><text:change-start text:change-id="ct140514857574832"/><text:span text:style-name="T18">emit debug log messages in the enabled domains.</text:span><text:change-end text:change-id="ct140514857574832"/><text:change-start text:change-id="ct140514861375232"/><text:span text:style-name="T18"> It is up to the framework implementation to decide when to emit a debug log message though. An implementation might decide to not debug log at all.</text:span><text:change-end text:change-id="ct140514861375232"/></text:p>
      <text:list xml:id="list101134708267744" text:continue-numbering="true" text:style-name="L1">
        <text:list-header>
          <text:p text:style-name="P7"><text:change text:change-id="ct140514832871984"/></text:p>
        </text:list-header>
      </text:list>
      <text:h text:style-name="P43" text:outline-level="1">Data Transfer Objects</text:h>
      <text:p text:style-name="P35"><text:span text:style-name="Default_20_Paragraph_20_Font"><text:span text:style-name="T11">This RFC does not define any DTOs</text:span></text:span></text:p>
      <text:h text:style-name="P43" text:outline-level="1">Java API</text:h>
      <text:section text:style-name="Sect1" text:name="javadoc" text:protected="true">
        <text:section-source xlink:href="../javadoc.rtf" text:filter-name="Rich Text Format"/>
        <text:p text:style-name="Text_20_body"/>
      </text:section>
      <text:p text:style-name="Body"/>
      <text:h text:style-name="P43" text:outline-level="1">Considered Alternatives</text:h>
      <text:h text:style-name="P44" text:outline-level="1">Security Considerations</text:h>
      <text:p text:style-name="P16">This RFC does not need any new security considerations.</text:p>
      <text:p text:style-name="P36"/>
      <text:h text:style-name="Heading_20_1" text:outline-level="1">Document Support</text:h>
      <text:h text:style-name="Heading_20_2" text:outline-level="2">References</text:h>
      <text:list xml:id="list11961463382245690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Data Transfer Objects, Core Release 6<text:bookmark-end text:name="__RefNumPara__16042_1481569867"/></text:p>
        </text:list-item>
      </text:list>
      <text:p text:style-name="Standard"/>
      <text:h text:style-name="Heading_20_2" text:outline-level="2">Author’s Address</text:h>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29">Name</text:p>
          </table:table-cell>
          <table:table-cell table:style-name="Tabelle72.B1" office:value-type="string">
            <text:p text:style-name="P29">Carsten Ziegeler</text:p>
          </table:table-cell>
        </table:table-row>
        <table:table-row table:style-name="Tabelle72.1">
          <table:table-cell table:style-name="Tabelle72.A1" office:value-type="string">
            <text:p text:style-name="P29">Company</text:p>
          </table:table-cell>
          <table:table-cell table:style-name="Tabelle72.B1" office:value-type="string">
            <text:p text:style-name="P29">Adobe Systems Incorporated</text:p>
          </table:table-cell>
        </table:table-row>
        <table:table-row table:style-name="Tabelle72.1">
          <table:table-cell table:style-name="Tabelle72.A1" office:value-type="string">
            <text:p text:style-name="P29">Address</text:p>
          </table:table-cell>
          <table:table-cell table:style-name="Tabelle72.B1" office:value-type="string">
            <text:p text:style-name="P29">Barfüsserplatz 6, 4055 Basel, Switzerland</text:p>
          </table:table-cell>
        </table:table-row>
        <table:table-row table:style-name="Tabelle72.1">
          <table:table-cell table:style-name="Tabelle72.A1" office:value-type="string">
            <text:p text:style-name="P29">Voice</text:p>
          </table:table-cell>
          <table:table-cell table:style-name="Tabelle72.B1" office:value-type="string">
            <text:p text:style-name="P29">+41 61 226 55 0</text:p>
          </table:table-cell>
        </table:table-row>
        <table:table-row table:style-name="Tabelle72.1">
          <table:table-cell table:style-name="Tabelle72.A1" office:value-type="string">
            <text:p text:style-name="P27">e-mail</text:p>
          </table:table-cell>
          <table:table-cell table:style-name="Tabelle72.B1" office:value-type="string">
            <text:p text:style-name="P27">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Arial2" svg:font-family="Arial" style:font-pitch="variable"/>
    <style:font-face style:name="Courier New2" svg:font-family="'Courier New'" style:font-pitch="variable"/>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ListLabel_20_1" style:display-name="ListLabel 1" style:family="text">
      <style:text-properties style:font-name="Times New Roman1" fo:font-family="'Times New Roman'" style:font-family-generic="roma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8.008cm" fo:break-before="auto" fo:break-after="auto" table:align="left" style:writing-mode="lr-tb"/>
    </style:style>
    <style:style style:name="Tabelle1.A" style:family="table-column">
      <style:table-column-properties style:column-width="14.06cm"/>
    </style:style>
    <style:style style:name="Tabelle1.B" style:family="table-column">
      <style:table-column-properties style:column-width="3.948cm"/>
    </style:style>
    <style:style style:name="Tabelle1.1" style:family="table-row">
      <style:table-row-properties fo:keep-together="auto"/>
    </style:style>
    <style:style style:name="Tabelle1.A1" style:family="table-cell">
      <style:table-cell-properties fo:padding="0cm" fo:border-left="none" fo:border-right="none" fo:border-top="0.05pt solid #000000" fo:border-bottom="none"/>
    </style:style>
    <style:style style:name="Tabelle5" style:family="table">
      <style:table-properties style:width="18.008cm" fo:break-before="auto" fo:break-after="auto" table:align="left" style:writing-mode="lr-tb"/>
    </style:style>
    <style:style style:name="Tabelle5.A" style:family="table-column">
      <style:table-column-properties style:column-width="14.06cm"/>
    </style:style>
    <style:style style:name="Tabelle5.B" style:family="table-column">
      <style:table-column-properties style:column-width="3.948cm"/>
    </style:style>
    <style:style style:name="Tabelle5.1" style:family="table-row">
      <style:table-row-properties fo:keep-together="auto"/>
    </style:style>
    <style:style style:name="Tabelle5.A1" style:family="table-cell">
      <style:table-cell-properties fo:padding="0cm" fo:border-left="none" fo:border-right="none" fo:border-top="0.05pt solid #000000" fo:border-bottom="none"/>
    </style:style>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fo:keep-together="auto"/>
    </style:style>
    <style:style style:name="Tabelle7.A1" style:family="table-cell">
      <style:table-cell-properties fo:padding="0cm" fo:border-left="none" fo:border-right="none" fo:border-top="0.05pt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fo:keep-together="auto"/>
    </style:style>
    <style:style style:name="Tabelle10.A1" style:family="table-cell">
      <style:table-cell-properties fo:padding="0cm" fo:border-left="none" fo:border-right="none" fo:border-top="0.05pt solid #000000" fo:border-bottom="none"/>
    </style:style>
    <style:style style:name="Tabelle13" style:family="table">
      <style:table-properties style:width="18.008cm" fo:break-before="auto" fo:break-after="auto" table:align="left" style:writing-mode="lr-tb"/>
    </style:style>
    <style:style style:name="Tabelle13.A" style:family="table-column">
      <style:table-column-properties style:column-width="14.06cm"/>
    </style:style>
    <style:style style:name="Tabelle13.B" style:family="table-column">
      <style:table-column-properties style:column-width="3.948cm"/>
    </style:style>
    <style:style style:name="Tabelle13.1" style:family="table-row">
      <style:table-row-properties fo:keep-together="auto"/>
    </style:style>
    <style:style style:name="Tabelle13.A1" style:family="table-cell">
      <style:table-cell-properties fo:padding="0cm" fo:border-left="none" fo:border-right="none" fo:border-top="0.05pt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fo:keep-together="auto"/>
    </style:style>
    <style:style style:name="Tabelle15.A1" style:family="table-cell">
      <style:table-cell-properties fo:padding="0cm" fo:border-left="none" fo:border-right="none" fo:border-top="0.05pt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fo:keep-together="auto"/>
    </style:style>
    <style:style style:name="Tabelle18.A1" style:family="table-cell">
      <style:table-cell-properties fo:padding="0cm" fo:border-left="none" fo:border-right="none" fo:border-top="0.05pt solid #000000" fo:border-bottom="none"/>
    </style:style>
    <style:style style:name="Tabelle26" style:family="table">
      <style:table-properties style:width="18.008cm" fo:break-before="auto" fo:break-after="auto" table:align="left" style:writing-mode="lr-tb"/>
    </style:style>
    <style:style style:name="Tabelle26.A" style:family="table-column">
      <style:table-column-properties style:column-width="14.06cm"/>
    </style:style>
    <style:style style:name="Tabelle26.B" style:family="table-column">
      <style:table-column-properties style:column-width="3.948cm"/>
    </style:style>
    <style:style style:name="Tabelle26.1" style:family="table-row">
      <style:table-row-properties fo:keep-together="auto"/>
    </style:style>
    <style:style style:name="Tabelle26.A1" style:family="table-cell">
      <style:table-cell-properties fo:padding="0cm" fo:border-left="none" fo:border-right="none" fo:border-top="0.05pt solid #000000" fo:border-bottom="none"/>
    </style:style>
    <style:style style:name="Tabelle28" style:family="table">
      <style:table-properties style:width="18.008cm" fo:break-before="auto" fo:break-after="auto" table:align="left" style:writing-mode="lr-tb"/>
    </style:style>
    <style:style style:name="Tabelle28.A" style:family="table-column">
      <style:table-column-properties style:column-width="14.06cm"/>
    </style:style>
    <style:style style:name="Tabelle28.B" style:family="table-column">
      <style:table-column-properties style:column-width="3.948cm"/>
    </style:style>
    <style:style style:name="Tabelle28.1" style:family="table-row">
      <style:table-row-properties fo:keep-together="auto"/>
    </style:style>
    <style:style style:name="Tabelle28.A1" style:family="table-cell">
      <style:table-cell-properties fo:padding="0cm" fo:border-left="none" fo:border-right="none" fo:border-top="0.05pt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fo:keep-together="auto"/>
    </style:style>
    <style:style style:name="Tabelle30.A1" style:family="table-cell">
      <style:table-cell-properties fo:padding="0cm" fo:border-left="none" fo:border-right="none" fo:border-top="0.05pt solid #000000" fo:border-bottom="none"/>
    </style:style>
    <style:style style:name="Tabelle34" style:family="table">
      <style:table-properties style:width="18.008cm" fo:break-before="auto" fo:break-after="auto" table:align="left" style:writing-mode="lr-tb"/>
    </style:style>
    <style:style style:name="Tabelle34.A" style:family="table-column">
      <style:table-column-properties style:column-width="14.06cm"/>
    </style:style>
    <style:style style:name="Tabelle34.B" style:family="table-column">
      <style:table-column-properties style:column-width="3.948cm"/>
    </style:style>
    <style:style style:name="Tabelle34.1" style:family="table-row">
      <style:table-row-properties fo:keep-together="auto"/>
    </style:style>
    <style:style style:name="Tabelle34.A1" style:family="table-cell">
      <style:table-cell-properties fo:padding="0cm" fo:border-left="none" fo:border-right="none" fo:border-top="0.05pt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fo:keep-together="auto"/>
    </style:style>
    <style:style style:name="Tabelle36.A1" style:family="table-cell">
      <style:table-cell-properties fo:padding="0cm" fo:border-left="none" fo:border-right="none" fo:border-top="0.05pt solid #000000" fo:border-bottom="none"/>
    </style:style>
    <style:style style:name="Tabelle40" style:family="table">
      <style:table-properties style:width="18.008cm" fo:break-before="auto" fo:break-after="auto" table:align="left" style:writing-mode="lr-tb"/>
    </style:style>
    <style:style style:name="Tabelle40.A" style:family="table-column">
      <style:table-column-properties style:column-width="14.06cm"/>
    </style:style>
    <style:style style:name="Tabelle40.B" style:family="table-column">
      <style:table-column-properties style:column-width="3.948cm"/>
    </style:style>
    <style:style style:name="Tabelle40.1" style:family="table-row">
      <style:table-row-properties fo:keep-together="auto"/>
    </style:style>
    <style:style style:name="Tabelle40.A1" style:family="table-cell">
      <style:table-cell-properties fo:padding="0cm" fo:border-left="none" fo:border-right="none" fo:border-top="0.05pt solid #000000" fo:border-bottom="none"/>
    </style:style>
    <style:style style:name="Tabelle41" style:family="table">
      <style:table-properties style:width="18.008cm" fo:break-before="auto" fo:break-after="auto" table:align="left" style:writing-mode="lr-tb"/>
    </style:style>
    <style:style style:name="Tabelle41.A" style:family="table-column">
      <style:table-column-properties style:column-width="14.06cm"/>
    </style:style>
    <style:style style:name="Tabelle41.B" style:family="table-column">
      <style:table-column-properties style:column-width="3.948cm"/>
    </style:style>
    <style:style style:name="Tabelle41.1" style:family="table-row">
      <style:table-row-properties fo:keep-together="auto"/>
    </style:style>
    <style:style style:name="Tabelle41.A1" style:family="table-cell">
      <style:table-cell-properties fo:padding="0cm" fo:border-left="none" fo:border-right="none" fo:border-top="0.05pt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fo:keep-together="auto"/>
    </style:style>
    <style:style style:name="Tabelle42.A1" style:family="table-cell">
      <style:table-cell-properties fo:padding="0cm" fo:border-left="none" fo:border-right="none" fo:border-top="0.05pt solid #000000" fo:border-bottom="none"/>
    </style:style>
    <style:style style:name="Tabelle44" style:family="table">
      <style:table-properties style:width="18.008cm" fo:break-before="auto" fo:break-after="auto" table:align="left" style:writing-mode="lr-tb"/>
    </style:style>
    <style:style style:name="Tabelle44.A" style:family="table-column">
      <style:table-column-properties style:column-width="14.06cm"/>
    </style:style>
    <style:style style:name="Tabelle44.B" style:family="table-column">
      <style:table-column-properties style:column-width="3.948cm"/>
    </style:style>
    <style:style style:name="Tabelle44.1" style:family="table-row">
      <style:table-row-properties fo:keep-together="auto"/>
    </style:style>
    <style:style style:name="Tabelle44.A1" style:family="table-cell">
      <style:table-cell-properties fo:padding="0cm" fo:border-left="none" fo:border-right="none" fo:border-top="0.05pt solid #000000" fo:border-bottom="none"/>
    </style:style>
    <style:style style:name="Tabelle47" style:family="table">
      <style:table-properties style:width="18.008cm" fo:break-before="auto" fo:break-after="auto" table:align="left" style:writing-mode="lr-tb"/>
    </style:style>
    <style:style style:name="Tabelle47.A" style:family="table-column">
      <style:table-column-properties style:column-width="14.06cm"/>
    </style:style>
    <style:style style:name="Tabelle47.B" style:family="table-column">
      <style:table-column-properties style:column-width="3.948cm"/>
    </style:style>
    <style:style style:name="Tabelle47.1" style:family="table-row">
      <style:table-row-properties fo:keep-together="auto"/>
    </style:style>
    <style:style style:name="Tabelle47.A1" style:family="table-cell">
      <style:table-cell-properties fo:padding="0cm" fo:border-left="none" fo:border-right="none" fo:border-top="0.05pt solid #000000" fo:border-bottom="none"/>
    </style:style>
    <style:style style:name="Tabelle48" style:family="table">
      <style:table-properties style:width="18.008cm" fo:break-before="auto" fo:break-after="auto" table:align="left" style:writing-mode="lr-tb"/>
    </style:style>
    <style:style style:name="Tabelle48.A" style:family="table-column">
      <style:table-column-properties style:column-width="14.06cm"/>
    </style:style>
    <style:style style:name="Tabelle48.B" style:family="table-column">
      <style:table-column-properties style:column-width="3.948cm"/>
    </style:style>
    <style:style style:name="Tabelle48.1" style:family="table-row">
      <style:table-row-properties fo:keep-together="auto"/>
    </style:style>
    <style:style style:name="Tabelle48.A1" style:family="table-cell">
      <style:table-cell-properties fo:padding="0cm" fo:border-left="none" fo:border-right="none" fo:border-top="0.05pt solid #000000" fo:border-bottom="none"/>
    </style:style>
    <style:style style:name="Tabelle49" style:family="table">
      <style:table-properties style:width="18.008cm" fo:break-before="auto" fo:break-after="auto" table:align="left" style:writing-mode="lr-tb"/>
    </style:style>
    <style:style style:name="Tabelle49.A" style:family="table-column">
      <style:table-column-properties style:column-width="14.06cm"/>
    </style:style>
    <style:style style:name="Tabelle49.B" style:family="table-column">
      <style:table-column-properties style:column-width="3.948cm"/>
    </style:style>
    <style:style style:name="Tabelle49.1" style:family="table-row">
      <style:table-row-properties fo:keep-together="auto"/>
    </style:style>
    <style:style style:name="Tabelle49.A1" style:family="table-cell">
      <style:table-cell-properties fo:padding="0cm" fo:border-left="none" fo:border-right="none" fo:border-top="0.05pt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fo:keep-together="auto"/>
    </style:style>
    <style:style style:name="Tabelle51.A1" style:family="table-cell">
      <style:table-cell-properties fo:padding="0cm" fo:border-left="none" fo:border-right="none" fo:border-top="0.05pt solid #000000" fo:border-bottom="none"/>
    </style:style>
    <style:style style:name="Tabelle53" style:family="table">
      <style:table-properties style:width="18.008cm" fo:break-before="auto" fo:break-after="auto" table:align="left" style:writing-mode="lr-tb"/>
    </style:style>
    <style:style style:name="Tabelle53.A" style:family="table-column">
      <style:table-column-properties style:column-width="14.06cm"/>
    </style:style>
    <style:style style:name="Tabelle53.B" style:family="table-column">
      <style:table-column-properties style:column-width="3.948cm"/>
    </style:style>
    <style:style style:name="Tabelle53.1" style:family="table-row">
      <style:table-row-properties fo:keep-together="auto"/>
    </style:style>
    <style:style style:name="Tabelle53.A1" style:family="table-cell">
      <style:table-cell-properties fo:padding="0cm" fo:border-left="none" fo:border-right="none" fo:border-top="0.05pt solid #000000" fo:border-bottom="none"/>
    </style:style>
    <style:style style:name="Tabelle55" style:family="table">
      <style:table-properties style:width="18.008cm" fo:break-before="auto" fo:break-after="auto" table:align="left" style:writing-mode="lr-tb"/>
    </style:style>
    <style:style style:name="Tabelle55.A" style:family="table-column">
      <style:table-column-properties style:column-width="14.06cm"/>
    </style:style>
    <style:style style:name="Tabelle55.B" style:family="table-column">
      <style:table-column-properties style:column-width="3.948cm"/>
    </style:style>
    <style:style style:name="Tabelle55.1" style:family="table-row">
      <style:table-row-properties fo:keep-together="auto"/>
    </style:style>
    <style:style style:name="Tabelle55.A1" style:family="table-cell">
      <style:table-cell-properties fo:padding="0cm" fo:border-left="none" fo:border-right="none" fo:border-top="0.05pt solid #000000" fo:border-bottom="none"/>
    </style:style>
    <style:style style:name="Tabelle58" style:family="table">
      <style:table-properties style:width="18.008cm" fo:break-before="auto" fo:break-after="auto" table:align="left" style:writing-mode="lr-tb"/>
    </style:style>
    <style:style style:name="Tabelle58.A" style:family="table-column">
      <style:table-column-properties style:column-width="14.06cm"/>
    </style:style>
    <style:style style:name="Tabelle58.B" style:family="table-column">
      <style:table-column-properties style:column-width="3.948cm"/>
    </style:style>
    <style:style style:name="Tabelle58.1" style:family="table-row">
      <style:table-row-properties fo:keep-together="auto"/>
    </style:style>
    <style:style style:name="Tabelle58.A1" style:family="table-cell">
      <style:table-cell-properties fo:padding="0cm" fo:border-left="none" fo:border-right="none" fo:border-top="0.05pt solid #000000" fo:border-bottom="none"/>
    </style:style>
    <style:style style:name="Tabelle61" style:family="table">
      <style:table-properties style:width="18.008cm" fo:break-before="auto" fo:break-after="auto" table:align="left" style:writing-mode="lr-tb"/>
    </style:style>
    <style:style style:name="Tabelle61.A" style:family="table-column">
      <style:table-column-properties style:column-width="14.06cm"/>
    </style:style>
    <style:style style:name="Tabelle61.B" style:family="table-column">
      <style:table-column-properties style:column-width="3.948cm"/>
    </style:style>
    <style:style style:name="Tabelle61.1" style:family="table-row">
      <style:table-row-properties fo:keep-together="auto"/>
    </style:style>
    <style:style style:name="Tabelle61.A1" style:family="table-cell">
      <style:table-cell-properties fo:padding="0cm" fo:border-left="none" fo:border-right="none" fo:border-top="0.05pt solid #000000" fo:border-bottom="none"/>
    </style:style>
    <style:style style:name="Tabelle64" style:family="table">
      <style:table-properties style:width="18.008cm" fo:break-before="auto" fo:break-after="auto" table:align="left" style:writing-mode="lr-tb"/>
    </style:style>
    <style:style style:name="Tabelle64.A" style:family="table-column">
      <style:table-column-properties style:column-width="14.06cm"/>
    </style:style>
    <style:style style:name="Tabelle64.B" style:family="table-column">
      <style:table-column-properties style:column-width="3.948cm"/>
    </style:style>
    <style:style style:name="Tabelle64.1" style:family="table-row">
      <style:table-row-properties fo:keep-together="auto"/>
    </style:style>
    <style:style style:name="Tabelle64.A1" style:family="table-cell">
      <style:table-cell-properties fo:padding="0cm" fo:border-left="none" fo:border-right="none" fo:border-top="0.05pt solid #000000" fo:border-bottom="none"/>
    </style:style>
    <style:style style:name="Tabelle67" style:family="table">
      <style:table-properties style:width="18.008cm" fo:break-before="auto" fo:break-after="auto" table:align="left" style:writing-mode="lr-tb"/>
    </style:style>
    <style:style style:name="Tabelle67.A" style:family="table-column">
      <style:table-column-properties style:column-width="14.06cm"/>
    </style:style>
    <style:style style:name="Tabelle67.B" style:family="table-column">
      <style:table-column-properties style:column-width="3.948cm"/>
    </style:style>
    <style:style style:name="Tabelle67.1" style:family="table-row">
      <style:table-row-properties fo:keep-together="auto"/>
    </style:style>
    <style:style style:name="Tabelle67.A1" style:family="table-cell">
      <style:table-cell-properties fo:padding="0cm" fo:border-left="none" fo:border-right="none" fo:border-top="0.05pt solid #000000" fo:border-bottom="none"/>
    </style:style>
    <style:style style:name="Tabelle69" style:family="table">
      <style:table-properties style:width="18.008cm" fo:break-before="auto" fo:break-after="auto" table:align="left" style:writing-mode="lr-tb"/>
    </style:style>
    <style:style style:name="Tabelle69.A" style:family="table-column">
      <style:table-column-properties style:column-width="14.06cm"/>
    </style:style>
    <style:style style:name="Tabelle69.B" style:family="table-column">
      <style:table-column-properties style:column-width="3.948cm"/>
    </style:style>
    <style:style style:name="Tabelle69.1" style:family="table-row">
      <style:table-row-properties fo:keep-together="auto"/>
    </style:style>
    <style:style style:name="Tabelle69.A1" style:family="table-cell">
      <style:table-cell-properties fo:padding="0cm" fo:border-left="none" fo:border-right="none" fo:border-top="0.05pt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fo:keep-together="auto"/>
    </style:style>
    <style:style style:name="Table1.A1" style:family="table-cell">
      <style:table-cell-properties fo:padding="0cm" fo:border-left="none" fo:border-right="none" fo:border-top="0.05pt solid #000000" fo:border-bottom="none"/>
    </style:style>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fo:keep-together="auto"/>
    </style:style>
    <style:style style:name="Table5.A1" style:family="table-cell">
      <style:table-cell-properties fo:padding="0cm" fo:border-left="none" fo:border-right="none" fo:border-top="0.05pt solid #000000" fo:border-bottom="none"/>
    </style:style>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fo:keep-together="auto"/>
    </style:style>
    <style:style style:name="Table7.A1" style:family="table-cell">
      <style:table-cell-properties fo:padding="0cm" fo:border-left="none" fo:border-right="none" fo:border-top="0.05pt solid #000000" fo:border-bottom="none"/>
    </style:style>
    <style:style style:name="Table9" style:family="table">
      <style:table-properties style:width="18.008cm" fo:break-before="auto" fo:break-after="auto"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fo:keep-together="auto"/>
    </style:style>
    <style:style style:name="Table9.A1" style:family="table-cell">
      <style:table-cell-properties fo:padding="0cm" fo:border-left="none" fo:border-right="none" fo:border-top="0.05pt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12.A1" style:family="table-cell">
      <style:table-cell-properties fo:padding="0cm" fo:border-left="none" fo:border-right="none" fo:border-top="0.05pt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fo:keep-together="auto"/>
    </style:style>
    <style:style style:name="Table14.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fo:keep-together="auto"/>
    </style:style>
    <style:style style:name="Table19.A1" style:family="table-cell">
      <style:table-cell-properties fo:padding="0cm" fo:border-left="none" fo:border-right="none" fo:border-top="0.05pt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fo:keep-together="auto"/>
    </style:style>
    <style:style style:name="Table20.A1" style:family="table-cell">
      <style:table-cell-properties fo:padding="0cm" fo:border-left="none" fo:border-right="none" fo:border-top="0.05pt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fo:keep-together="auto"/>
    </style:style>
    <style:style style:name="Table22.A1" style:family="table-cell">
      <style:table-cell-properties fo:padding="0cm" fo:border-left="none" fo:border-right="none" fo:border-top="0.05pt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fo:keep-together="auto"/>
    </style:style>
    <style:style style:name="Table25.A1" style:family="table-cell">
      <style:table-cell-properties fo:padding="0cm" fo:border-left="none" fo:border-right="none" fo:border-top="0.05pt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fo:keep-together="auto"/>
    </style:style>
    <style:style style:name="Table26.A1" style:family="table-cell">
      <style:table-cell-properties fo:padding="0cm" fo:border-left="none" fo:border-right="none" fo:border-top="0.05pt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fo:keep-together="auto"/>
    </style:style>
    <style:style style:name="Table27.A1" style:family="table-cell">
      <style:table-cell-properties fo:padding="0cm" fo:border-left="none" fo:border-right="none" fo:border-top="0.05pt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fo:keep-together="auto"/>
    </style:style>
    <style:style style:name="Table29.A1" style:family="table-cell">
      <style:table-cell-properties fo:padding="0cm" fo:border-left="none" fo:border-right="none" fo:border-top="0.05pt solid #000000" fo:border-bottom="none"/>
    </style:style>
    <style:style style:name="Table32" style:family="table">
      <style:table-properties style:width="18.008cm" fo:break-before="auto" fo:break-after="auto" table:align="left" style:writing-mode="lr-tb"/>
    </style:style>
    <style:style style:name="Table32.A" style:family="table-column">
      <style:table-column-properties style:column-width="14.06cm"/>
    </style:style>
    <style:style style:name="Table32.B" style:family="table-column">
      <style:table-column-properties style:column-width="3.948cm"/>
    </style:style>
    <style:style style:name="Table32.1" style:family="table-row">
      <style:table-row-properties fo:keep-together="auto"/>
    </style:style>
    <style:style style:name="Table32.A1" style:family="table-cell">
      <style:table-cell-properties fo:padding="0cm" fo:border-left="none" fo:border-right="none" fo:border-top="0.05pt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fo:keep-together="auto"/>
    </style:style>
    <style:style style:name="Table35.A1" style:family="table-cell">
      <style:table-cell-properties fo:padding="0cm" fo:border-left="none" fo:border-right="none" fo:border-top="0.05pt solid #000000" fo:border-bottom="none"/>
    </style:style>
    <style:style style:name="Table38" style:family="table">
      <style:table-properties style:width="18.008cm" fo:break-before="auto" fo:break-after="auto" table:align="left" style:writing-mode="lr-tb"/>
    </style:style>
    <style:style style:name="Table38.A" style:family="table-column">
      <style:table-column-properties style:column-width="14.06cm"/>
    </style:style>
    <style:style style:name="Table38.B" style:family="table-column">
      <style:table-column-properties style:column-width="3.948cm"/>
    </style:style>
    <style:style style:name="Table38.1" style:family="table-row">
      <style:table-row-properties fo:keep-together="auto"/>
    </style:style>
    <style:style style:name="Table38.A1" style:family="table-cell">
      <style:table-cell-properties fo:padding="0cm" fo:border-left="none" fo:border-right="none" fo:border-top="0.05pt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fo:keep-together="auto"/>
    </style:style>
    <style:style style:name="Table41.A1" style:family="table-cell">
      <style:table-cell-properties fo:padding="0cm" fo:border-left="none" fo:border-right="none" fo:border-top="0.05pt solid #000000" fo:border-bottom="none"/>
    </style:style>
    <style:style style:name="Table44" style:family="table">
      <style:table-properties style:width="18.008cm" fo:break-before="auto" fo:break-after="auto" table:align="left" style:writing-mode="lr-tb"/>
    </style:style>
    <style:style style:name="Table44.A" style:family="table-column">
      <style:table-column-properties style:column-width="14.06cm"/>
    </style:style>
    <style:style style:name="Table44.B" style:family="table-column">
      <style:table-column-properties style:column-width="3.948cm"/>
    </style:style>
    <style:style style:name="Table44.1" style:family="table-row">
      <style:table-row-properties fo:keep-together="auto"/>
    </style:style>
    <style:style style:name="Table44.A1" style:family="table-cell">
      <style:table-cell-properties fo:padding="0cm" fo:border-left="none" fo:border-right="none" fo:border-top="0.05pt solid #000000" fo:border-bottom="none"/>
    </style:style>
    <style:style style:name="Table47" style:family="table">
      <style:table-properties style:width="18.008cm" fo:break-before="auto" fo:break-after="auto" table:align="left" style:writing-mode="lr-tb"/>
    </style:style>
    <style:style style:name="Table47.A" style:family="table-column">
      <style:table-column-properties style:column-width="14.06cm"/>
    </style:style>
    <style:style style:name="Table47.B" style:family="table-column">
      <style:table-column-properties style:column-width="3.948cm"/>
    </style:style>
    <style:style style:name="Table47.1" style:family="table-row">
      <style:table-row-properties fo:keep-together="auto"/>
    </style:style>
    <style:style style:name="Table47.A1" style:family="table-cell">
      <style:table-cell-properties fo:padding="0cm" fo:border-left="none" fo:border-right="none" fo:border-top="0.05pt solid #000000" fo:border-bottom="none"/>
    </style:style>
    <style:style style:name="Table51" style:family="table">
      <style:table-properties style:width="18.008cm" fo:break-before="auto" fo:break-after="auto" table:align="left" style:writing-mode="lr-tb"/>
    </style:style>
    <style:style style:name="Table51.A" style:family="table-column">
      <style:table-column-properties style:column-width="14.06cm"/>
    </style:style>
    <style:style style:name="Table51.B" style:family="table-column">
      <style:table-column-properties style:column-width="3.948cm"/>
    </style:style>
    <style:style style:name="Table51.1" style:family="table-row">
      <style:table-row-properties fo:keep-together="auto"/>
    </style:style>
    <style:style style:name="Table51.A1" style:family="table-cell">
      <style:table-cell-properties fo:padding="0cm" fo:border-left="none" fo:border-right="none" fo:border-top="0.05pt solid #000000" fo:border-bottom="none"/>
    </style:style>
    <style:style style:name="Table55" style:family="table">
      <style:table-properties style:width="18.008cm" fo:break-before="auto" fo:break-after="auto" table:align="left" style:writing-mode="lr-tb"/>
    </style:style>
    <style:style style:name="Table55.A" style:family="table-column">
      <style:table-column-properties style:column-width="14.06cm"/>
    </style:style>
    <style:style style:name="Table55.B" style:family="table-column">
      <style:table-column-properties style:column-width="3.948cm"/>
    </style:style>
    <style:style style:name="Table55.1" style:family="table-row">
      <style:table-row-properties fo:keep-together="auto"/>
    </style:style>
    <style:style style:name="Table55.A1" style:family="table-cell">
      <style:table-cell-properties fo:padding="0cm" fo:border-left="none" fo:border-right="none" fo:border-top="0.05pt solid #000000" fo:border-bottom="none"/>
    </style:style>
    <style:style style:name="Table59" style:family="table">
      <style:table-properties style:width="18.008cm" fo:break-before="auto" fo:break-after="auto" table:align="left" style:writing-mode="lr-tb"/>
    </style:style>
    <style:style style:name="Table59.A" style:family="table-column">
      <style:table-column-properties style:column-width="14.06cm"/>
    </style:style>
    <style:style style:name="Table59.B" style:family="table-column">
      <style:table-column-properties style:column-width="3.948cm"/>
    </style:style>
    <style:style style:name="Table59.1" style:family="table-row">
      <style:table-row-properties fo:keep-together="auto"/>
    </style:style>
    <style:style style:name="Table59.A1" style:family="table-cell">
      <style:table-cell-properties fo:padding="0cm" fo:border-left="none" fo:border-right="none" fo:border-top="0.05pt solid #000000" fo:border-bottom="none"/>
    </style:style>
    <style:style style:name="Table63" style:family="table">
      <style:table-properties style:width="18.008cm" fo:break-before="auto" fo:break-after="auto" table:align="left" style:writing-mode="lr-tb"/>
    </style:style>
    <style:style style:name="Table63.A" style:family="table-column">
      <style:table-column-properties style:column-width="14.06cm"/>
    </style:style>
    <style:style style:name="Table63.B" style:family="table-column">
      <style:table-column-properties style:column-width="3.948cm"/>
    </style:style>
    <style:style style:name="Table63.1" style:family="table-row">
      <style:table-row-properties fo:keep-together="auto"/>
    </style:style>
    <style:style style:name="Table63.A1" style:family="table-cell">
      <style:table-cell-properties fo:padding="0cm" fo:border-left="none" fo:border-right="none" fo:border-top="0.05pt solid #000000" fo:border-bottom="none"/>
    </style:style>
    <style:style style:name="Table68" style:family="table">
      <style:table-properties style:width="18.008cm" fo:break-before="auto" fo:break-after="auto" table:align="left" style:writing-mode="lr-tb"/>
    </style:style>
    <style:style style:name="Table68.A" style:family="table-column">
      <style:table-column-properties style:column-width="14.06cm"/>
    </style:style>
    <style:style style:name="Table68.B" style:family="table-column">
      <style:table-column-properties style:column-width="3.948cm"/>
    </style:style>
    <style:style style:name="Table68.1" style:family="table-row">
      <style:table-row-properties fo:keep-together="auto"/>
    </style:style>
    <style:style style:name="Table68.A1" style:family="table-cell">
      <style:table-cell-properties fo:padding="0cm" fo:border-left="none" fo:border-right="none" fo:border-top="0.05pt solid #000000" fo:border-bottom="none"/>
    </style:style>
    <style:style style:name="Table64" style:family="table">
      <style:table-properties style:width="18.008cm" fo:break-before="auto" fo:break-after="auto" table:align="left" style:writing-mode="lr-tb"/>
    </style:style>
    <style:style style:name="Table64.A" style:family="table-column">
      <style:table-column-properties style:column-width="14.06cm"/>
    </style:style>
    <style:style style:name="Table64.B" style:family="table-column">
      <style:table-column-properties style:column-width="3.948cm"/>
    </style:style>
    <style:style style:name="Table64.1" style:family="table-row">
      <style:table-row-properties fo:keep-together="auto"/>
    </style:style>
    <style:style style:name="Table64.A1" style:family="table-cell">
      <style:table-cell-properties fo:padding="0cm" fo:border-left="none" fo:border-right="none" fo:border-top="0.05pt solid #000000" fo:border-bottom="none"/>
    </style:style>
    <style:style style:name="Table71" style:family="table">
      <style:table-properties style:width="18.008cm" fo:break-before="auto" fo:break-after="auto" table:align="left" style:writing-mode="lr-tb"/>
    </style:style>
    <style:style style:name="Table71.A" style:family="table-column">
      <style:table-column-properties style:column-width="14.06cm"/>
    </style:style>
    <style:style style:name="Table71.B" style:family="table-column">
      <style:table-column-properties style:column-width="3.948cm"/>
    </style:style>
    <style:style style:name="Table71.1" style:family="table-row">
      <style:table-row-properties fo:keep-together="auto"/>
    </style:style>
    <style:style style:name="Table71.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1"><draw:image xlink:href="Pictures/1000020100000427000001D80231D6ACC263EE0A.png" xlink:type="simple" xlink:show="embed" xlink:actuate="onLoad"/></draw:frame><text:tab/><text:user-defined style:data-style-name="N0" text:name="RFC Title">RFC 234 - Framework Logging</text:user-defined><text:tab/>Page <text:page-number text:select-page="current">3</text:page-number> of <text:page-count style:num-format="1">12</text:page-count></text:p>
        <text:p text:style-name="Header"/>
        <text:p text:style-name="Header"><text:tab/>Final<text:tab/> <text:modification-date style:data-style-name="N76">April 11, 2017</text:modification-date></text:p>
      </style:header>
      <style:footer>
        <text:p text:style-name="Footer">Copyright © OSGi Alliance <text:modification-date style:data-style-name="N107">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7</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0</text:page-number> of <text:page-count style:num-format="1">12</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0</text:page-number> of <text:page-count style:num-format="1">12</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0</text:page-number> of <text:page-count style:num-format="1">12</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0</text:page-number> of <text:page-count style:num-format="1">12</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0</text:page-number> of <text:page-count style:num-format="1">12</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0</text:page-number> of <text:page-count style:num-format="1">12</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0</text:page-number> of <text:page-count style:num-format="1">12</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0</text:page-number> of <text:page-count style:num-format="1">12</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0</text:page-number> of <text:page-count style:num-format="1">12</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0</text:page-number> of <text:page-count style:num-format="1">12</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0</text:page-number> of <text:page-count style:num-format="1">12</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0</text:page-number> of <text:page-count style:num-format="1">12</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0</text:page-number> of <text:page-count style:num-format="1">12</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0</text:page-number> of <text:page-count style:num-format="1">12</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0</text:page-number> of <text:page-count style:num-format="1">12</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0</text:page-number> of <text:page-count style:num-format="1">12</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0</text:page-number> of <text:page-count style:num-format="1">12</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0</text:page-number> of <text:page-count style:num-format="1">12</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0</text:page-number> of <text:page-count style:num-format="1">12</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0</text:page-number> of <text:page-count style:num-format="1">12</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0</text:page-number> of <text:page-count style:num-format="1">12</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0</text:page-number> of <text:page-count style:num-format="1">12</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0</text:page-number> of <text:page-count style:num-format="1">12</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0</text:page-number> of <text:page-count style:num-format="1">12</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0</text:page-number> of <text:page-count style:num-format="1">12</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0</text:page-number> of <text:page-count style:num-format="1">12</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0</text:page-number> of <text:page-count style:num-format="1">12</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0</text:page-number> of <text:page-count style:num-format="1">12</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0</text:page-number> of <text:page-count style:num-format="1">12</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0</text:page-number> of <text:page-count style:num-format="1">12</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0</text:page-number> of <text:page-count style:num-format="1">12</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0</text:page-number> of <text:page-count style:num-format="1">12</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0</text:page-number> of <text:page-count style:num-format="1">12</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0</text:page-number> of <text:page-count style:num-format="1">12</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0</text:page-number> of <text:page-count style:num-format="1">12</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0</text:page-number> of <text:page-count style:num-format="1">12</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0</text:page-number> of <text:page-count style:num-format="1">12</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0</text:page-number> of <text:page-count style:num-format="1">12</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0</text:page-number> of <text:page-count style:num-format="1">12</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0</text:page-number> of <text:page-count style:num-format="1">12</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0</text:page-number> of <text:page-count style:num-format="1">12</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0</text:page-number> of <text:page-count style:num-format="1">12</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0</text:page-number> of <text:page-count style:num-format="1">12</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0</text:page-number> of <text:page-count style:num-format="1">12</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0</text:page-number> of <text:page-count style:num-format="1">12</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0</text:page-number> of <text:page-count style:num-format="1">12</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0</text:page-number> of <text:page-count style:num-format="1">12</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0</text:page-number> of <text:page-count style:num-format="1">12</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0</text:page-number> of <text:page-count style:num-format="1">12</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0</text:page-number> of <text:page-count style:num-format="1">12</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0</text:page-number> of <text:page-count style:num-format="1">12</text:page-count></text:p>
            </table:table-cell>
          </table:table-row>
        </table:table>
      </style:footer>
    </style:master-page>
    <style:master-page style:name="Convert_20_25" style:display-name="Convert 25" style:page-layout-name="Mpm2">
      <style:header>
        <text:p text:style-name="MP2">Interface ServiceComponentRuntime</text:p>
      </style:header>
      <style:footer>
        <table:table table:name="Table68" table:style-name="Table68">
          <table:table-column table:style-name="Table68.A"/>
          <table:table-column table:style-name="Table68.B"/>
          <table:table-row table:style-name="Table68.1">
            <table:table-cell table:style-name="Table68.A1" office:value-type="string">
              <text:p text:style-name="MP3">OSGi Javadoc -- 12/16/13</text:p>
            </table:table-cell>
            <table:table-cell table:style-name="Table68.A1" office:value-type="string">
              <text:p text:style-name="MP4">Page <text:page-number style:num-format="1" text:select-page="current">0</text:page-number> of <text:page-count style:num-format="1">12</text:page-count></text:p>
            </table:table-cell>
          </table:table-row>
        </table:table>
      </style:footer>
    </style:master-page>
    <style:master-page style:name="Convert_20_26" style:display-name="Convert 26" style:page-layout-name="Mpm2">
      <style:header>
        <text:p text:style-name="MP2">Class ReferenceDTO</text:p>
      </style:header>
      <style:footer>
        <table:table table:name="Table64" table:style-name="Table64">
          <table:table-column table:style-name="Table64.A"/>
          <table:table-column table:style-name="Table64.B"/>
          <table:table-row table:style-name="Table64.1">
            <table:table-cell table:style-name="Table64.A1" office:value-type="string">
              <text:p text:style-name="MP3">OSGi Javadoc -- 2/7/14</text:p>
            </table:table-cell>
            <table:table-cell table:style-name="Table64.A1" office:value-type="string">
              <text:p text:style-name="MP4">Page <text:page-number style:num-format="1" text:select-page="current">0</text:page-number> of <text:page-count style:num-format="1">12</text:page-count></text:p>
            </table:table-cell>
          </table:table-row>
        </table:table>
      </style:footer>
    </style:master-page>
    <style:master-page style:name="Convert_20_27" style:display-name="Convert 27" style:page-layout-name="Mpm2">
      <style:header>
        <text:p text:style-name="MP2">Class UnsatisfiedReferenceDTO</text:p>
      </style:header>
      <style:footer>
        <table:table table:name="Table71" table:style-name="Table71">
          <table:table-column table:style-name="Table71.A"/>
          <table:table-column table:style-name="Table71.B"/>
          <table:table-row table:style-name="Table71.1">
            <table:table-cell table:style-name="Table71.A1" office:value-type="string">
              <text:p text:style-name="MP3">OSGi Javadoc -- 6/25/14</text:p>
            </table:table-cell>
            <table:table-cell table:style-name="Table71.A1" office:value-type="string">
              <text:p text:style-name="MP4">Page <text:page-number style:num-format="1" text:select-page="current">0</text:page-number> of <text:page-count style:num-format="1">1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MacOSX_X86_64 LibreOffice_project/a3100ed2409ebf1c212f5048fbe377c281438fdc</meta:generator>
    <meta:creation-date>2012-09-06T17:55:04</meta:creation-date>
    <meta:editing-cycles>326</meta:editing-cycles>
    <meta:editing-duration>P13DT8H37M23S</meta:editing-duration>
    <meta:initial-creator>Felix Meschberger</meta:initial-creator>
    <dc:date>2017-04-11T10:11:32.425378000</dc:date>
    <dc:creator>Carsten Ziegeler</dc:creator>
    <meta:document-statistic meta:table-count="56" meta:image-count="2" meta:object-count="0" meta:page-count="12" meta:paragraph-count="312" meta:word-count="2660" meta:character-count="17118" meta:non-whitespace-character-count="14724"/>
    <meta:user-defined meta:name="Company">Adobe Systems Incorporated</meta:user-defined>
    <meta:user-defined meta:name="Info 3"/>
    <meta:user-defined meta:name="Info 4"/>
    <meta:user-defined meta:name="RFC Title">RFC 234 - Framework Logging</meta:user-defined>
  </office:meta>
</office:document-meta>
</file>